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Liberation Mono" svg:font-family="'Liberation Mono'" style:font-family-generic="moder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78ef8"/>
    </style:style>
    <style:style style:name="P2" style:family="paragraph" style:parent-style-name="_5f_heading2">
      <style:text-properties officeooo:rsid="00651ef1" officeooo:paragraph-rsid="00651ef1"/>
    </style:style>
    <style:style style:name="P3" style:family="paragraph" style:parent-style-name="_5f_bodyIndent1">
      <style:text-properties officeooo:rsid="006b4114" officeooo:paragraph-rsid="006b4114"/>
    </style:style>
    <style:style style:name="P4" style:family="paragraph" style:parent-style-name="_5f_bodyIndent1">
      <style:text-properties officeooo:rsid="006e4ce2" officeooo:paragraph-rsid="006e4ce2"/>
    </style:style>
    <style:style style:name="P5" style:family="paragraph" style:parent-style-name="_5f_bodyIndent1">
      <style:text-properties officeooo:rsid="006fabda" officeooo:paragraph-rsid="006fabda"/>
    </style:style>
    <style:style style:name="P6" style:family="paragraph" style:parent-style-name="_5f_bodyIndent1">
      <style:text-properties officeooo:rsid="00722b0c" officeooo:paragraph-rsid="00722b0c"/>
    </style:style>
    <style:style style:name="P7" style:family="paragraph" style:parent-style-name="_5f_bodyIndent1">
      <style:text-properties officeooo:rsid="00725039" officeooo:paragraph-rsid="00725039"/>
    </style:style>
    <style:style style:name="P8" style:family="paragraph" style:parent-style-name="_5f_bodyIndent1">
      <style:text-properties officeooo:rsid="00739d7f" officeooo:paragraph-rsid="00739d7f"/>
    </style:style>
    <style:style style:name="P9" style:family="paragraph" style:parent-style-name="_5f_bodyIndent1">
      <style:text-properties officeooo:rsid="00744e9d" officeooo:paragraph-rsid="00744e9d"/>
    </style:style>
    <style:style style:name="P10" style:family="paragraph" style:parent-style-name="_5f_bodyIndent1">
      <style:text-properties officeooo:rsid="0075e566" officeooo:paragraph-rsid="0075e566"/>
    </style:style>
    <style:style style:name="P11" style:family="paragraph" style:parent-style-name="_5f_bodyIndent1">
      <style:text-properties officeooo:rsid="00781075" officeooo:paragraph-rsid="00781075"/>
    </style:style>
    <style:style style:name="P12" style:family="paragraph" style:parent-style-name="_5f_bodyIndent1">
      <style:text-properties officeooo:rsid="0078793e" officeooo:paragraph-rsid="0078793e"/>
    </style:style>
    <style:style style:name="P13" style:family="paragraph" style:parent-style-name="_5f_bodyIndent1">
      <style:text-properties officeooo:rsid="007908b7" officeooo:paragraph-rsid="007908b7"/>
    </style:style>
    <style:style style:name="P14" style:family="paragraph" style:parent-style-name="_5f_bodyIndent1">
      <style:text-properties officeooo:paragraph-rsid="00781075"/>
    </style:style>
    <style:style style:name="P15" style:family="paragraph" style:parent-style-name="_5f_bodyIndent1">
      <style:text-properties officeooo:rsid="007968d4" officeooo:paragraph-rsid="007968d4"/>
    </style:style>
    <style:style style:name="P16" style:family="paragraph" style:parent-style-name="_5f_bodyIndent1">
      <style:text-properties officeooo:rsid="007bd639" officeooo:paragraph-rsid="007bd639"/>
    </style:style>
    <style:style style:name="P17" style:family="paragraph" style:parent-style-name="_5f_bodyIndent1">
      <style:text-properties officeooo:rsid="007d3c69" officeooo:paragraph-rsid="007e6408"/>
    </style:style>
    <style:style style:name="P18" style:family="paragraph" style:parent-style-name="_5f_bodyIndent1">
      <style:text-properties officeooo:rsid="007e6408" officeooo:paragraph-rsid="007e6408"/>
    </style:style>
    <style:style style:name="P19" style:family="paragraph" style:parent-style-name="_5f_bodyIndent1">
      <style:text-properties officeooo:rsid="007fd28e" officeooo:paragraph-rsid="007fd28e"/>
    </style:style>
    <style:style style:name="P20" style:family="paragraph" style:parent-style-name="_5f_bodyIndent1">
      <style:text-properties officeooo:rsid="00818e7e" officeooo:paragraph-rsid="00818e7e"/>
    </style:style>
    <style:style style:name="P21" style:family="paragraph" style:parent-style-name="_5f_bodyIndent1">
      <style:text-properties officeooo:rsid="00821964" officeooo:paragraph-rsid="00821964"/>
    </style:style>
    <style:style style:name="P22" style:family="paragraph" style:parent-style-name="_5f_bodyIndent1">
      <style:text-properties officeooo:rsid="00827949" officeooo:paragraph-rsid="00821964"/>
    </style:style>
    <style:style style:name="P23" style:family="paragraph" style:parent-style-name="_5f_bodyIndent1">
      <style:text-properties officeooo:rsid="00827949" officeooo:paragraph-rsid="00827949"/>
    </style:style>
    <style:style style:name="P24" style:family="paragraph" style:parent-style-name="_5f_bodyIndent1">
      <style:text-properties officeooo:rsid="0085c70b" officeooo:paragraph-rsid="0085c70b"/>
    </style:style>
    <style:style style:name="P25" style:family="paragraph" style:parent-style-name="_5f_bodyIndent1">
      <style:text-properties officeooo:rsid="008733d4" officeooo:paragraph-rsid="008733d4"/>
    </style:style>
    <style:style style:name="P26" style:family="paragraph" style:parent-style-name="_5f_bodyIndent1">
      <style:text-properties officeooo:rsid="008b9d56" officeooo:paragraph-rsid="008b9d56"/>
    </style:style>
    <style:style style:name="P27" style:family="paragraph" style:parent-style-name="_5f_bodyIndent1">
      <style:text-properties officeooo:rsid="008bf094" officeooo:paragraph-rsid="008bf094"/>
    </style:style>
    <style:style style:name="P28" style:family="paragraph" style:parent-style-name="_5f_bodyIndent1">
      <style:text-properties officeooo:rsid="008c7edc" officeooo:paragraph-rsid="008c7edc"/>
    </style:style>
    <style:style style:name="P29" style:family="paragraph" style:parent-style-name="_5f_bodyIndent1">
      <style:text-properties officeooo:rsid="008e1022" officeooo:paragraph-rsid="008e1022"/>
    </style:style>
    <style:style style:name="P30" style:family="paragraph" style:parent-style-name="_5f_bodyIndent1">
      <style:text-properties officeooo:rsid="008f405e" officeooo:paragraph-rsid="008f405e"/>
    </style:style>
    <style:style style:name="P31" style:family="paragraph" style:parent-style-name="_5f_bodyIndent1">
      <style:text-properties officeooo:rsid="009074f4" officeooo:paragraph-rsid="009074f4"/>
    </style:style>
    <style:style style:name="P32" style:family="paragraph" style:parent-style-name="_5f_bodyIndent1">
      <style:text-properties officeooo:rsid="00928b50" officeooo:paragraph-rsid="00928b50"/>
    </style:style>
    <style:style style:name="P33" style:family="paragraph" style:parent-style-name="_5f_bodyIndent1">
      <style:text-properties officeooo:rsid="0093fc43" officeooo:paragraph-rsid="0093fc43"/>
    </style:style>
    <style:style style:name="P34" style:family="paragraph" style:parent-style-name="_5f_bodyIndent1">
      <style:text-properties officeooo:rsid="00945d93" officeooo:paragraph-rsid="00945d93"/>
    </style:style>
    <style:style style:name="P35" style:family="paragraph" style:parent-style-name="_5f_bodyIndent1">
      <style:text-properties officeooo:rsid="0094c8e8" officeooo:paragraph-rsid="0094c8e8"/>
    </style:style>
    <style:style style:name="P36" style:family="paragraph" style:parent-style-name="_5f_bodyIndent1">
      <style:text-properties officeooo:rsid="0096a2b2" officeooo:paragraph-rsid="0096a2b2"/>
    </style:style>
    <style:style style:name="P37" style:family="paragraph" style:parent-style-name="_5f_bodyIndent1">
      <style:text-properties officeooo:rsid="009a9712" officeooo:paragraph-rsid="009a9712"/>
    </style:style>
    <style:style style:name="P38" style:family="paragraph" style:parent-style-name="_5f_bodyIndent1">
      <style:text-properties officeooo:rsid="009bd4ce" officeooo:paragraph-rsid="009bd4ce"/>
    </style:style>
    <style:style style:name="P39" style:family="paragraph" style:parent-style-name="_5f_bodyIndent1">
      <style:text-properties officeooo:rsid="009e2d8b" officeooo:paragraph-rsid="009e2d8b"/>
    </style:style>
    <style:style style:name="P40" style:family="paragraph" style:parent-style-name="_5f_bodyIndent1">
      <style:text-properties officeooo:rsid="00a21b93" officeooo:paragraph-rsid="00a21b93"/>
    </style:style>
    <style:style style:name="P41" style:family="paragraph" style:parent-style-name="_5f_bodyIndent1">
      <style:text-properties officeooo:rsid="00a2d5a0" officeooo:paragraph-rsid="00a2d5a0"/>
    </style:style>
    <style:style style:name="P42" style:family="paragraph" style:parent-style-name="_5f_bodyIndent1">
      <style:text-properties officeooo:rsid="00a3f92c" officeooo:paragraph-rsid="00a3f92c"/>
    </style:style>
    <style:style style:name="P43" style:family="paragraph" style:parent-style-name="_5f_bodyIndent1">
      <style:text-properties officeooo:rsid="00a4a0f4" officeooo:paragraph-rsid="00a4a0f4"/>
    </style:style>
    <style:style style:name="P44" style:family="paragraph" style:parent-style-name="_5f_bodyIndent1">
      <style:text-properties officeooo:rsid="00a588ce" officeooo:paragraph-rsid="00a588ce"/>
    </style:style>
    <style:style style:name="P45" style:family="paragraph" style:parent-style-name="_5f_bodyIndent1">
      <style:text-properties officeooo:rsid="00a74a77" officeooo:paragraph-rsid="00a74a77"/>
    </style:style>
    <style:style style:name="P46" style:family="paragraph" style:parent-style-name="_5f_bodyIndent1">
      <style:text-properties officeooo:rsid="00a90bfa" officeooo:paragraph-rsid="00a90bfa"/>
    </style:style>
    <style:style style:name="P47" style:family="paragraph" style:parent-style-name="_5f_bodyIndent1">
      <style:text-properties officeooo:rsid="00aa89cf" officeooo:paragraph-rsid="00aa89cf"/>
    </style:style>
    <style:style style:name="P48" style:family="paragraph" style:parent-style-name="_5f_bodyIndent1">
      <style:text-properties officeooo:rsid="00ab7b7f" officeooo:paragraph-rsid="00ab7b7f"/>
    </style:style>
    <style:style style:name="P49" style:family="paragraph" style:parent-style-name="_5f_bodyIndent1">
      <style:text-properties officeooo:rsid="00ab7b7f" officeooo:paragraph-rsid="00acd0d6"/>
    </style:style>
    <style:style style:name="P50" style:family="paragraph" style:parent-style-name="_5f_bodyIndent1">
      <style:text-properties officeooo:rsid="00acd0d6" officeooo:paragraph-rsid="00acd0d6"/>
    </style:style>
    <style:style style:name="P51" style:family="paragraph" style:parent-style-name="_5f_bodyIndent1">
      <style:text-properties officeooo:rsid="00ad17dd" officeooo:paragraph-rsid="00ad17dd"/>
    </style:style>
    <style:style style:name="P52" style:family="paragraph" style:parent-style-name="_5f_bodyIndent1">
      <style:text-properties officeooo:rsid="00af3439" officeooo:paragraph-rsid="00af3439"/>
    </style:style>
    <style:style style:name="P53" style:family="paragraph" style:parent-style-name="_5f_bodyIndent1">
      <style:text-properties officeooo:rsid="00afc154" officeooo:paragraph-rsid="00afc154"/>
    </style:style>
    <style:style style:name="P54" style:family="paragraph" style:parent-style-name="_5f_bodyIndent1">
      <style:text-properties officeooo:rsid="00b0c5fe" officeooo:paragraph-rsid="00b0c5fe"/>
    </style:style>
    <style:style style:name="P55" style:family="paragraph" style:parent-style-name="_5f_bodyIndent1">
      <style:text-properties officeooo:rsid="00b191d3" officeooo:paragraph-rsid="00b191d3"/>
    </style:style>
    <style:style style:name="P56" style:family="paragraph" style:parent-style-name="_5f_bodyIndent1">
      <style:text-properties officeooo:rsid="00b277a2" officeooo:paragraph-rsid="00b277a2"/>
    </style:style>
    <style:style style:name="P57" style:family="paragraph" style:parent-style-name="_5f_bodyIndent1">
      <style:text-properties officeooo:rsid="00b3ed63" officeooo:paragraph-rsid="00b3ed63"/>
    </style:style>
    <style:style style:name="P58" style:family="paragraph" style:parent-style-name="_5f_bodyIndent1">
      <style:text-properties officeooo:rsid="00b95b5b" officeooo:paragraph-rsid="00b95b5b"/>
    </style:style>
    <style:style style:name="P59" style:family="paragraph" style:parent-style-name="_5f_bodyIndent1">
      <style:text-properties officeooo:rsid="00bad5aa" officeooo:paragraph-rsid="00bad5aa"/>
    </style:style>
    <style:style style:name="P60" style:family="paragraph" style:parent-style-name="_5f_bodyIndent1">
      <style:text-properties officeooo:rsid="00bbfd1b" officeooo:paragraph-rsid="00bbfd1b"/>
    </style:style>
    <style:style style:name="P61" style:family="paragraph" style:parent-style-name="_5f_bodyIndent1">
      <style:text-properties officeooo:rsid="00bc6045" officeooo:paragraph-rsid="00bc6045"/>
    </style:style>
    <style:style style:name="P62" style:family="paragraph" style:parent-style-name="_5f_bodyIndent1">
      <style:text-properties officeooo:rsid="00bc7a26" officeooo:paragraph-rsid="00bc7a26"/>
    </style:style>
    <style:style style:name="P63" style:family="paragraph" style:parent-style-name="_5f_bodyIndent1">
      <style:text-properties officeooo:rsid="00be2d7c" officeooo:paragraph-rsid="00be2d7c"/>
    </style:style>
    <style:style style:name="P64" style:family="paragraph" style:parent-style-name="_5f_bodyIndent1">
      <style:text-properties officeooo:rsid="00c0183f" officeooo:paragraph-rsid="00c0183f"/>
    </style:style>
    <style:style style:name="P65" style:family="paragraph" style:parent-style-name="_5f_bodyIndent1">
      <style:text-properties officeooo:rsid="00c4b566" officeooo:paragraph-rsid="00c4b566"/>
    </style:style>
    <style:style style:name="P66" style:family="paragraph" style:parent-style-name="_5f_bodyIndent1">
      <style:text-properties officeooo:rsid="00c681fc" officeooo:paragraph-rsid="00c681fc"/>
    </style:style>
    <style:style style:name="P67" style:family="paragraph" style:parent-style-name="_5f_bodyIndent1">
      <style:text-properties officeooo:rsid="00c73273" officeooo:paragraph-rsid="00c73273"/>
    </style:style>
    <style:style style:name="P68" style:family="paragraph" style:parent-style-name="_5f_bodyIndent1">
      <style:text-properties officeooo:rsid="00c8f784" officeooo:paragraph-rsid="00c8f784"/>
    </style:style>
    <style:style style:name="P69" style:family="paragraph" style:parent-style-name="_5f_bodyIndent1">
      <style:text-properties officeooo:rsid="00ca42f4" officeooo:paragraph-rsid="00ca42f4"/>
    </style:style>
    <style:style style:name="P70" style:family="paragraph" style:parent-style-name="_5f_bodyIndent1">
      <style:text-properties officeooo:rsid="00cb7bb7" officeooo:paragraph-rsid="00cb7bb7"/>
    </style:style>
    <style:style style:name="P71" style:family="paragraph" style:parent-style-name="_5f_bodyIndent1">
      <style:text-properties officeooo:rsid="00ccc86e" officeooo:paragraph-rsid="00ccc86e"/>
    </style:style>
    <style:style style:name="P72" style:family="paragraph" style:parent-style-name="_5f_bodyIndent1">
      <style:text-properties officeooo:rsid="00cda166" officeooo:paragraph-rsid="00cda166"/>
    </style:style>
    <style:style style:name="P73" style:family="paragraph" style:parent-style-name="_5f_bodyIndent1">
      <style:text-properties officeooo:rsid="00ceaaae" officeooo:paragraph-rsid="00ceaaae"/>
    </style:style>
    <style:style style:name="P74" style:family="paragraph" style:parent-style-name="_5f_bodyIndent1">
      <style:text-properties officeooo:rsid="00cfc783" officeooo:paragraph-rsid="00cfc783"/>
    </style:style>
    <style:style style:name="P75" style:family="paragraph" style:parent-style-name="_5f_bodyIndent1">
      <style:text-properties officeooo:rsid="00d4a69a" officeooo:paragraph-rsid="00d4a69a"/>
    </style:style>
    <style:style style:name="P76" style:family="paragraph" style:parent-style-name="_5f_bodyIndent1">
      <style:text-properties officeooo:rsid="00d7a0c8" officeooo:paragraph-rsid="00d7a0c8"/>
    </style:style>
    <style:style style:name="P77" style:family="paragraph" style:parent-style-name="_5f_bodyIndent1">
      <style:text-properties officeooo:rsid="00da34ee" officeooo:paragraph-rsid="00da34ee"/>
    </style:style>
    <style:style style:name="P78" style:family="paragraph" style:parent-style-name="_5f_bodyIndent1">
      <style:text-properties officeooo:rsid="00da8dea" officeooo:paragraph-rsid="00da8dea"/>
    </style:style>
    <style:style style:name="P79" style:family="paragraph" style:parent-style-name="_5f_bodyIndent1">
      <style:text-properties officeooo:rsid="00db784c" officeooo:paragraph-rsid="00db784c"/>
    </style:style>
    <style:style style:name="P80" style:family="paragraph" style:parent-style-name="_5f_bodyIndent1">
      <style:text-properties officeooo:rsid="00db8dd6" officeooo:paragraph-rsid="00db8dd6"/>
    </style:style>
    <style:style style:name="P81" style:family="paragraph" style:parent-style-name="_5f_bodyIndent1">
      <style:text-properties officeooo:rsid="00dcd727" officeooo:paragraph-rsid="00dcd727"/>
    </style:style>
    <style:style style:name="P82" style:family="paragraph" style:parent-style-name="_5f_bodyIndent1">
      <style:text-properties officeooo:rsid="00de6d6e" officeooo:paragraph-rsid="00de6d6e"/>
    </style:style>
    <style:style style:name="P83" style:family="paragraph" style:parent-style-name="_5f_bodyIndent1">
      <style:text-properties officeooo:rsid="00dff82c" officeooo:paragraph-rsid="00dff82c"/>
    </style:style>
    <style:style style:name="P84" style:family="paragraph" style:parent-style-name="_5f_bodyIndent1">
      <style:text-properties officeooo:rsid="00e23ae3" officeooo:paragraph-rsid="00e23ae3"/>
    </style:style>
    <style:style style:name="P85" style:family="paragraph" style:parent-style-name="_5f_bodyIndent1">
      <style:text-properties officeooo:rsid="00e25ffc" officeooo:paragraph-rsid="00e25ffc"/>
    </style:style>
    <style:style style:name="P86" style:family="paragraph" style:parent-style-name="_5f_bodyIndent1">
      <style:text-properties officeooo:rsid="00e28cac" officeooo:paragraph-rsid="00e28cac"/>
    </style:style>
    <style:style style:name="P87" style:family="paragraph" style:parent-style-name="_5f_bodyIndent1">
      <style:text-properties officeooo:rsid="00e4d134" officeooo:paragraph-rsid="00e4d134"/>
    </style:style>
    <style:style style:name="P88" style:family="paragraph" style:parent-style-name="_5f_bodyIndent1">
      <style:text-properties officeooo:rsid="00e651ea" officeooo:paragraph-rsid="00e651ea"/>
    </style:style>
    <style:style style:name="P89" style:family="paragraph" style:parent-style-name="_5f_bodyIndent1">
      <style:text-properties officeooo:rsid="00ea00ca" officeooo:paragraph-rsid="00ea00ca"/>
    </style:style>
    <style:style style:name="P90" style:family="paragraph" style:parent-style-name="_5f_bodyIndent1">
      <style:text-properties officeooo:rsid="00eb3179" officeooo:paragraph-rsid="00eb3179"/>
    </style:style>
    <style:style style:name="P91" style:family="paragraph" style:parent-style-name="_5f_bodyIndent1">
      <style:text-properties officeooo:rsid="00eb3d5a" officeooo:paragraph-rsid="00eb3d5a"/>
    </style:style>
    <style:style style:name="P92" style:family="paragraph" style:parent-style-name="_5f_bodyIndent1">
      <style:text-properties officeooo:rsid="00ed17be" officeooo:paragraph-rsid="00ed17be"/>
    </style:style>
    <style:style style:name="P93" style:family="paragraph" style:parent-style-name="_5f_bodyIndent1">
      <style:text-properties officeooo:rsid="00ed668f" officeooo:paragraph-rsid="00ed668f"/>
    </style:style>
    <style:style style:name="P94" style:family="paragraph" style:parent-style-name="_5f_bodyIndent1">
      <style:text-properties officeooo:rsid="00f16d25" officeooo:paragraph-rsid="00f16d25"/>
    </style:style>
    <style:style style:name="P95" style:family="paragraph" style:parent-style-name="_5f_bodyIndent1">
      <style:text-properties officeooo:rsid="00f1de2d" officeooo:paragraph-rsid="00f1de2d"/>
    </style:style>
    <style:style style:name="P96" style:family="paragraph" style:parent-style-name="_5f_bodyIndent1">
      <style:text-properties officeooo:rsid="00f3e4fc" officeooo:paragraph-rsid="00f3e4fc"/>
    </style:style>
    <style:style style:name="P97" style:family="paragraph" style:parent-style-name="_5f_bodyIndent1">
      <style:text-properties officeooo:paragraph-rsid="00f3e4fc"/>
    </style:style>
    <style:style style:name="P98" style:family="paragraph" style:parent-style-name="_5f_bodyIndent1">
      <style:text-properties officeooo:rsid="00f44d06" officeooo:paragraph-rsid="00f44d06"/>
    </style:style>
    <style:style style:name="P99" style:family="paragraph" style:parent-style-name="_5f_bodyIndent1">
      <style:text-properties officeooo:rsid="00f5558f" officeooo:paragraph-rsid="00f5558f"/>
    </style:style>
    <style:style style:name="P100" style:family="paragraph" style:parent-style-name="_5f_bodyIndent1">
      <style:text-properties officeooo:rsid="00f70818" officeooo:paragraph-rsid="00f70818"/>
    </style:style>
    <style:style style:name="P101" style:family="paragraph" style:parent-style-name="_5f_bodyIndent1">
      <style:text-properties officeooo:rsid="00f85e34" officeooo:paragraph-rsid="00f85e34"/>
    </style:style>
    <style:style style:name="P102" style:family="paragraph" style:parent-style-name="_5f_bodyIndent1">
      <style:text-properties officeooo:rsid="00fa02ce" officeooo:paragraph-rsid="00fa02ce"/>
    </style:style>
    <style:style style:name="P103" style:family="paragraph" style:parent-style-name="_5f_bodyIndent1">
      <style:text-properties officeooo:rsid="00fb00bb" officeooo:paragraph-rsid="00fb00bb"/>
    </style:style>
    <style:style style:name="P104" style:family="paragraph" style:parent-style-name="_5f_bodyIndent1">
      <style:text-properties officeooo:rsid="00fcce9c" officeooo:paragraph-rsid="00fcce9c"/>
    </style:style>
    <style:style style:name="P105" style:family="paragraph" style:parent-style-name="_5f_bodyIndent1">
      <style:text-properties officeooo:rsid="00fe3170" officeooo:paragraph-rsid="00fe3170"/>
    </style:style>
    <style:style style:name="P106" style:family="paragraph" style:parent-style-name="_5f_bodyIndent1">
      <style:text-properties officeooo:rsid="00ffd348" officeooo:paragraph-rsid="00ffd348"/>
    </style:style>
    <style:style style:name="P107" style:family="paragraph" style:parent-style-name="_5f_bodyIndent1">
      <style:text-properties officeooo:rsid="0100902a" officeooo:paragraph-rsid="0100902a"/>
    </style:style>
    <style:style style:name="P108" style:family="paragraph" style:parent-style-name="_5f_bodyIndent1">
      <style:text-properties officeooo:rsid="0100fa34" officeooo:paragraph-rsid="0100fa34"/>
    </style:style>
    <style:style style:name="P109" style:family="paragraph" style:parent-style-name="_5f_bodyIndent1">
      <style:text-properties officeooo:rsid="010115c5" officeooo:paragraph-rsid="010115c5"/>
    </style:style>
    <style:style style:name="P110" style:family="paragraph" style:parent-style-name="_5f_bodyIndent1">
      <style:text-properties officeooo:rsid="0101fa6b" officeooo:paragraph-rsid="0101fa6b"/>
    </style:style>
    <style:style style:name="P111" style:family="paragraph" style:parent-style-name="_5f_bodyIndent1">
      <style:text-properties officeooo:rsid="01057708"/>
    </style:style>
    <style:style style:name="P112" style:family="paragraph" style:parent-style-name="_5f_bodyIndent1">
      <style:text-properties officeooo:rsid="01057708" officeooo:paragraph-rsid="01057708"/>
    </style:style>
    <style:style style:name="P113" style:family="paragraph" style:parent-style-name="_5f_bodyIndent1">
      <style:text-properties officeooo:rsid="0105bced" officeooo:paragraph-rsid="0105bced"/>
    </style:style>
    <style:style style:name="P114" style:family="paragraph" style:parent-style-name="_5f_bodyIndent1">
      <style:text-properties officeooo:rsid="01079dfd" officeooo:paragraph-rsid="01079dfd"/>
    </style:style>
    <style:style style:name="P115" style:family="paragraph" style:parent-style-name="_5f_bodyIndent1">
      <style:text-properties officeooo:rsid="01092560" officeooo:paragraph-rsid="01092560"/>
    </style:style>
    <style:style style:name="P116" style:family="paragraph" style:parent-style-name="_5f_bodyIndent1">
      <style:text-properties officeooo:rsid="01044e6e" officeooo:paragraph-rsid="01044e6e"/>
    </style:style>
    <style:style style:name="P117" style:family="paragraph" style:parent-style-name="_5f_bodyIndent1">
      <style:text-properties officeooo:rsid="01044e6e" officeooo:paragraph-rsid="010d6a2e"/>
    </style:style>
    <style:style style:name="P118" style:family="paragraph" style:parent-style-name="_5f_bodyIndent1">
      <style:text-properties officeooo:rsid="010bc4df" officeooo:paragraph-rsid="010bc4df"/>
    </style:style>
    <style:style style:name="P119" style:family="paragraph" style:parent-style-name="_5f_bodyIndent1">
      <style:text-properties officeooo:rsid="010d6a2e" officeooo:paragraph-rsid="010d6a2e"/>
    </style:style>
    <style:style style:name="P120" style:family="paragraph" style:parent-style-name="_5f_bodyIndent1">
      <style:text-properties officeooo:rsid="010f8928" officeooo:paragraph-rsid="010f8928"/>
    </style:style>
    <style:style style:name="P121" style:family="paragraph" style:parent-style-name="_5f_bodyIndent1">
      <style:text-properties officeooo:rsid="0110c2fc" officeooo:paragraph-rsid="0110c2fc"/>
    </style:style>
    <style:style style:name="P122" style:family="paragraph" style:parent-style-name="_5f_bodyIndent1">
      <style:text-properties officeooo:rsid="0112befb" officeooo:paragraph-rsid="0112befb"/>
    </style:style>
    <style:style style:name="P123" style:family="paragraph" style:parent-style-name="_5f_bodyIndent1">
      <style:text-properties officeooo:rsid="0112befb" officeooo:paragraph-rsid="01134401"/>
    </style:style>
    <style:style style:name="P124" style:family="paragraph" style:parent-style-name="_5f_bodyIndent1">
      <style:text-properties officeooo:rsid="0114eebb" officeooo:paragraph-rsid="0114eebb"/>
    </style:style>
    <style:style style:name="P125" style:family="paragraph" style:parent-style-name="_5f_bodyIndent1">
      <style:text-properties officeooo:rsid="01156f12" officeooo:paragraph-rsid="01156f12"/>
    </style:style>
    <style:style style:name="P126" style:family="paragraph" style:parent-style-name="_5f_bodyIndent1">
      <style:text-properties officeooo:rsid="0115ca7c" officeooo:paragraph-rsid="0115ca7c"/>
    </style:style>
    <style:style style:name="P127" style:family="paragraph" style:parent-style-name="_5f_bodyIndent1">
      <style:text-properties officeooo:rsid="0116f7f6" officeooo:paragraph-rsid="0116f7f6"/>
    </style:style>
    <style:style style:name="P128" style:family="paragraph" style:parent-style-name="_5f_bodyIndent1">
      <style:text-properties officeooo:rsid="0117b678" officeooo:paragraph-rsid="0117b678"/>
    </style:style>
    <style:style style:name="P129" style:family="paragraph" style:parent-style-name="_5f_bodyIndent1">
      <style:text-properties officeooo:rsid="0118a556" officeooo:paragraph-rsid="0118a556"/>
    </style:style>
    <style:style style:name="P130" style:family="paragraph" style:parent-style-name="_5f_bodyIndent1">
      <style:text-properties officeooo:rsid="0119098f" officeooo:paragraph-rsid="0119098f"/>
    </style:style>
    <style:style style:name="P131" style:family="paragraph" style:parent-style-name="_5f_bodyIndent1">
      <style:text-properties officeooo:rsid="011acd88" officeooo:paragraph-rsid="011acd88"/>
    </style:style>
    <style:style style:name="P132" style:family="paragraph" style:parent-style-name="_5f_bodyIndent1">
      <style:text-properties officeooo:paragraph-rsid="00b4b5bd"/>
    </style:style>
    <style:style style:name="P133" style:family="paragraph" style:parent-style-name="_5f_bodyIndent1" style:master-page-name="">
      <loext:graphic-properties draw:fill="none"/>
      <style:paragraph-properties fo:margin-left="0in" fo:margin-right="0in" fo:margin-top="0.0799in" fo:margin-bottom="0in" loext:contextual-spacing="false" fo:text-indent="0in" style:auto-text-indent="false" style:page-number="auto" fo:background-color="transparent"/>
      <style:text-properties style:font-name="Arial" fo:font-size="10pt" fo:font-weight="bold" officeooo:rsid="006b4114" officeooo:paragraph-rsid="006b4114" style:font-size-asian="10pt" style:font-weight-asian="bold" style:font-size-complex="10pt" style:font-weight-complex="bold"/>
    </style:style>
    <style:style style:name="P134" style:family="paragraph" style:parent-style-name="_5f_code">
      <style:paragraph-properties fo:margin-left="0in" fo:margin-right="0in" fo:text-indent="0in" style:auto-text-indent="false"/>
    </style:style>
    <style:style style:name="P135" style:family="paragraph" style:parent-style-name="_5f_code">
      <style:paragraph-properties fo:margin-left="0in" fo:margin-right="0in" fo:text-indent="0in" style:auto-text-indent="false"/>
      <style:text-properties officeooo:rsid="00f44d06" officeooo:paragraph-rsid="00f44d06"/>
    </style:style>
    <style:style style:name="P136" style:family="paragraph" style:parent-style-name="_5f_code">
      <style:text-properties officeooo:rsid="006b4114" officeooo:paragraph-rsid="006b4114"/>
    </style:style>
    <style:style style:name="P137" style:family="paragraph" style:parent-style-name="_5f_code">
      <style:text-properties officeooo:paragraph-rsid="006b4114"/>
    </style:style>
    <style:style style:name="P138" style:family="paragraph" style:parent-style-name="_5f_code">
      <style:text-properties officeooo:rsid="007908b7"/>
    </style:style>
    <style:style style:name="P139" style:family="paragraph" style:parent-style-name="_5f_code">
      <style:text-properties officeooo:rsid="007908b7" officeooo:paragraph-rsid="007908b7"/>
    </style:style>
    <style:style style:name="P140" style:family="paragraph" style:parent-style-name="_5f_code">
      <style:text-properties officeooo:rsid="007bd639" officeooo:paragraph-rsid="007bd639"/>
    </style:style>
    <style:style style:name="P141" style:family="paragraph" style:parent-style-name="_5f_code">
      <style:text-properties officeooo:rsid="007fd28e" officeooo:paragraph-rsid="007fd28e"/>
    </style:style>
    <style:style style:name="P142" style:family="paragraph" style:parent-style-name="_5f_code">
      <style:text-properties officeooo:rsid="0087e663" officeooo:paragraph-rsid="0087e663"/>
    </style:style>
    <style:style style:name="P143" style:family="paragraph" style:parent-style-name="_5f_code">
      <style:text-properties officeooo:rsid="008c7edc" officeooo:paragraph-rsid="008c7edc"/>
    </style:style>
    <style:style style:name="P144" style:family="paragraph" style:parent-style-name="_5f_code">
      <style:text-properties officeooo:rsid="008e1022" officeooo:paragraph-rsid="008e1022"/>
    </style:style>
    <style:style style:name="P145" style:family="paragraph" style:parent-style-name="_5f_code">
      <style:text-properties officeooo:rsid="008f405e" officeooo:paragraph-rsid="008f405e"/>
    </style:style>
    <style:style style:name="P146" style:family="paragraph" style:parent-style-name="_5f_code">
      <style:text-properties officeooo:rsid="00928b50" officeooo:paragraph-rsid="00928b50"/>
    </style:style>
    <style:style style:name="P147" style:family="paragraph" style:parent-style-name="_5f_code">
      <style:text-properties officeooo:rsid="0093fc43" officeooo:paragraph-rsid="0093fc43"/>
    </style:style>
    <style:style style:name="P148" style:family="paragraph" style:parent-style-name="_5f_code">
      <style:text-properties officeooo:rsid="0094c8e8" officeooo:paragraph-rsid="0094c8e8"/>
    </style:style>
    <style:style style:name="P149" style:family="paragraph" style:parent-style-name="_5f_code">
      <style:text-properties officeooo:rsid="009bd4ce" officeooo:paragraph-rsid="009bd4ce"/>
    </style:style>
    <style:style style:name="P150" style:family="paragraph" style:parent-style-name="_5f_code">
      <style:text-properties officeooo:rsid="009dfa2f" officeooo:paragraph-rsid="009dfa2f"/>
    </style:style>
    <style:style style:name="P151" style:family="paragraph" style:parent-style-name="_5f_code">
      <style:text-properties officeooo:rsid="00b17cca" officeooo:paragraph-rsid="00b17cca"/>
    </style:style>
    <style:style style:name="P152" style:family="paragraph" style:parent-style-name="_5f_code">
      <style:text-properties officeooo:rsid="00b3ed63" officeooo:paragraph-rsid="00b3ed63"/>
    </style:style>
    <style:style style:name="P153" style:family="paragraph" style:parent-style-name="_5f_code">
      <style:text-properties officeooo:rsid="00bbfd1b" officeooo:paragraph-rsid="00bbfd1b"/>
    </style:style>
    <style:style style:name="P154" style:family="paragraph" style:parent-style-name="_5f_code">
      <style:text-properties officeooo:rsid="00bc6045" officeooo:paragraph-rsid="00bc6045"/>
    </style:style>
    <style:style style:name="P155" style:family="paragraph" style:parent-style-name="_5f_code">
      <style:text-properties officeooo:rsid="00bc7a26" officeooo:paragraph-rsid="00bc7a26"/>
    </style:style>
    <style:style style:name="P156" style:family="paragraph" style:parent-style-name="_5f_code">
      <style:text-properties officeooo:rsid="00be2d7c" officeooo:paragraph-rsid="00be2d7c"/>
    </style:style>
    <style:style style:name="P157" style:family="paragraph" style:parent-style-name="_5f_code">
      <style:text-properties officeooo:rsid="00c0183f" officeooo:paragraph-rsid="00c0183f"/>
    </style:style>
    <style:style style:name="P158" style:family="paragraph" style:parent-style-name="_5f_code">
      <style:text-properties officeooo:paragraph-rsid="00c8f784"/>
    </style:style>
    <style:style style:name="P159" style:family="paragraph" style:parent-style-name="_5f_code">
      <style:text-properties officeooo:rsid="00c8f784" officeooo:paragraph-rsid="00c8f784"/>
    </style:style>
    <style:style style:name="P160" style:family="paragraph" style:parent-style-name="_5f_code">
      <style:text-properties officeooo:rsid="00ccc86e" officeooo:paragraph-rsid="00ccc86e"/>
    </style:style>
    <style:style style:name="P161" style:family="paragraph" style:parent-style-name="_5f_code">
      <style:text-properties officeooo:rsid="00cda166" officeooo:paragraph-rsid="00cda166"/>
    </style:style>
    <style:style style:name="P162" style:family="paragraph" style:parent-style-name="_5f_code">
      <style:text-properties officeooo:rsid="00ceaaae" officeooo:paragraph-rsid="00ceaaae"/>
    </style:style>
    <style:style style:name="P163" style:family="paragraph" style:parent-style-name="_5f_code">
      <style:text-properties officeooo:rsid="00cfc783" officeooo:paragraph-rsid="00cfc783"/>
    </style:style>
    <style:style style:name="P164" style:family="paragraph" style:parent-style-name="_5f_code">
      <style:text-properties officeooo:rsid="00d4a69a" officeooo:paragraph-rsid="00d4a69a"/>
    </style:style>
    <style:style style:name="P165" style:family="paragraph" style:parent-style-name="_5f_code">
      <style:text-properties officeooo:rsid="00d60e5d" officeooo:paragraph-rsid="00d60e5d"/>
    </style:style>
    <style:style style:name="P166" style:family="paragraph" style:parent-style-name="_5f_code">
      <style:text-properties officeooo:rsid="00d94351" officeooo:paragraph-rsid="00da34ee"/>
    </style:style>
    <style:style style:name="P167" style:family="paragraph" style:parent-style-name="_5f_code">
      <style:text-properties officeooo:rsid="00da34ee" officeooo:paragraph-rsid="00da34ee"/>
    </style:style>
    <style:style style:name="P168" style:family="paragraph" style:parent-style-name="_5f_code">
      <style:text-properties officeooo:rsid="00db784c" officeooo:paragraph-rsid="00db784c"/>
    </style:style>
    <style:style style:name="P169" style:family="paragraph" style:parent-style-name="_5f_code">
      <style:text-properties officeooo:rsid="00db8dd6" officeooo:paragraph-rsid="00db8dd6"/>
    </style:style>
    <style:style style:name="P170" style:family="paragraph" style:parent-style-name="_5f_code">
      <style:text-properties officeooo:rsid="00dcd727" officeooo:paragraph-rsid="00dcd727"/>
    </style:style>
    <style:style style:name="P171" style:family="paragraph" style:parent-style-name="_5f_code">
      <style:text-properties officeooo:rsid="00de6d6e" officeooo:paragraph-rsid="00de6d6e"/>
    </style:style>
    <style:style style:name="P172" style:family="paragraph" style:parent-style-name="_5f_code">
      <style:text-properties officeooo:rsid="00e433db" officeooo:paragraph-rsid="00e433db"/>
    </style:style>
    <style:style style:name="P173" style:family="paragraph" style:parent-style-name="_5f_code">
      <style:text-properties officeooo:rsid="00e651ea" officeooo:paragraph-rsid="00e651ea"/>
    </style:style>
    <style:style style:name="P174" style:family="paragraph" style:parent-style-name="_5f_code">
      <style:text-properties officeooo:rsid="00ea00ca" officeooo:paragraph-rsid="00ea00ca"/>
    </style:style>
    <style:style style:name="P175" style:family="paragraph" style:parent-style-name="_5f_code">
      <style:text-properties officeooo:rsid="00f3e4fc" officeooo:paragraph-rsid="00f3e4fc"/>
    </style:style>
    <style:style style:name="P176" style:family="paragraph" style:parent-style-name="_5f_code">
      <style:text-properties officeooo:rsid="00fa02ce" officeooo:paragraph-rsid="00fa02ce"/>
    </style:style>
    <style:style style:name="P177" style:family="paragraph" style:parent-style-name="_5f_code">
      <style:text-properties officeooo:rsid="00fcce9c" officeooo:paragraph-rsid="00fcce9c"/>
    </style:style>
    <style:style style:name="P178" style:family="paragraph" style:parent-style-name="_5f_code">
      <style:text-properties officeooo:rsid="0112befb" officeooo:paragraph-rsid="0112befb"/>
    </style:style>
    <style:style style:name="P179" style:family="paragraph" style:parent-style-name="_5f_code">
      <style:text-properties officeooo:rsid="01134401" officeooo:paragraph-rsid="01134401"/>
    </style:style>
    <style:style style:name="P180" style:family="paragraph" style:parent-style-name="_5f_code">
      <style:text-properties officeooo:paragraph-rsid="01134401"/>
    </style:style>
    <style:style style:name="P181" style:family="paragraph" style:parent-style-name="_5f_code">
      <style:text-properties officeooo:rsid="0117f212" officeooo:paragraph-rsid="0117f212"/>
    </style:style>
    <style:style style:name="P182" style:family="paragraph" style:parent-style-name="_5f_heading2">
      <style:paragraph-properties fo:break-before="page"/>
    </style:style>
    <style:style style:name="P183" style:family="paragraph" style:parent-style-name="_5f_heading4">
      <style:text-properties officeooo:rsid="00a74a77" officeooo:paragraph-rsid="00a74a77"/>
    </style:style>
    <style:style style:name="P184" style:family="paragraph" style:parent-style-name="_5f_commandLine">
      <style:text-properties officeooo:rsid="00ccc86e" officeooo:paragraph-rsid="00ccc86e"/>
    </style:style>
    <style:style style:name="P185" style:family="paragraph" style:parent-style-name="_5f_commandLine">
      <style:text-properties officeooo:rsid="00d7a0c8" officeooo:paragraph-rsid="00d7a0c8"/>
    </style:style>
    <style:style style:name="P186" style:family="paragraph" style:parent-style-name="_5f_commandLine">
      <style:text-properties officeooo:rsid="01079dfd" officeooo:paragraph-rsid="01079dfd"/>
    </style:style>
    <style:style style:name="P187" style:family="paragraph" style:parent-style-name="_5f_commandLine">
      <style:text-properties officeooo:rsid="00ffd348" officeooo:paragraph-rsid="011c6451"/>
    </style:style>
    <style:style style:name="P188" style:family="paragraph" style:parent-style-name="_5f_heading3">
      <style:text-properties officeooo:rsid="00d3a1b6"/>
    </style:style>
    <style:style style:name="P189" style:family="paragraph" style:parent-style-name="_5f_heading3">
      <style:text-properties officeooo:rsid="00d3a1b6" officeooo:paragraph-rsid="00d7a0c8"/>
    </style:style>
    <style:style style:name="P190" style:family="paragraph" style:parent-style-name="_5f_heading3">
      <style:text-properties officeooo:paragraph-rsid="00e4d134"/>
    </style:style>
    <style:style style:name="P191" style:family="paragraph" style:parent-style-name="_5f_heading3">
      <style:text-properties officeooo:rsid="00e89652" officeooo:paragraph-rsid="00e89652"/>
    </style:style>
    <style:style style:name="P192" style:family="paragraph" style:parent-style-name="_5f_heading3">
      <style:text-properties officeooo:rsid="00c4b566"/>
    </style:style>
    <style:style style:name="P193" style:family="paragraph" style:parent-style-name="_5f_bodyBulletIndent1">
      <style:text-properties officeooo:rsid="0076d5db" officeooo:paragraph-rsid="0076d5db"/>
    </style:style>
    <style:style style:name="P194" style:family="paragraph" style:parent-style-name="_5f_bodyBulletIndent1">
      <style:text-properties officeooo:rsid="007802f5" officeooo:paragraph-rsid="007802f5"/>
    </style:style>
    <style:style style:name="T1" style:family="text">
      <style:text-properties officeooo:rsid="00651ef1"/>
    </style:style>
    <style:style style:name="T2" style:family="text">
      <style:text-properties style:text-position="super 58%"/>
    </style:style>
    <style:style style:name="T3" style:family="text">
      <style:text-properties style:text-position="super 58%" officeooo:rsid="006b4114"/>
    </style:style>
    <style:style style:name="T4" style:family="text">
      <style:text-properties officeooo:rsid="00687b0c"/>
    </style:style>
    <style:style style:name="T5" style:family="text">
      <style:text-properties officeooo:rsid="006a23c5"/>
    </style:style>
    <style:style style:name="T6" style:family="text">
      <style:text-properties officeooo:rsid="006b4114"/>
    </style:style>
    <style:style style:name="T7" style:family="text">
      <style:text-properties fo:font-size="9pt" style:font-size-asian="9pt" style:font-size-complex="9pt"/>
    </style:style>
    <style:style style:name="T8" style:family="text">
      <style:text-properties officeooo:rsid="006e4ce2"/>
    </style:style>
    <style:style style:name="T9" style:family="text">
      <style:text-properties officeooo:rsid="006ff3a1"/>
    </style:style>
    <style:style style:name="T10" style:family="text">
      <style:text-properties officeooo:rsid="00719fd5"/>
    </style:style>
    <style:style style:name="T11" style:family="text">
      <style:text-properties officeooo:rsid="0071a1e5"/>
    </style:style>
    <style:style style:name="T12" style:family="text">
      <style:text-properties officeooo:rsid="007908b7"/>
    </style:style>
    <style:style style:name="T13" style:family="text">
      <style:text-properties fo:font-style="italic" style:font-style-asian="italic" style:font-style-complex="italic"/>
    </style:style>
    <style:style style:name="T14" style:family="text">
      <style:text-properties officeooo:rsid="007aa672"/>
    </style:style>
    <style:style style:name="T15" style:family="text">
      <style:text-properties fo:font-size="11pt" fo:font-weight="bold" style:font-size-asian="9pt" style:font-weight-asian="bold" style:font-size-complex="9pt" style:font-weight-complex="bold"/>
    </style:style>
    <style:style style:name="T16" style:family="text">
      <style:text-properties officeooo:rsid="00928b50"/>
    </style:style>
    <style:style style:name="T17" style:family="text">
      <style:text-properties officeooo:rsid="00945d93"/>
    </style:style>
    <style:style style:name="T18" style:family="text">
      <style:text-properties officeooo:rsid="0096a2b2"/>
    </style:style>
    <style:style style:name="T19" style:family="text">
      <style:text-properties officeooo:rsid="009a9712"/>
    </style:style>
    <style:style style:name="T20" style:family="text">
      <style:text-properties officeooo:rsid="009bd4ce"/>
    </style:style>
    <style:style style:name="T21" style:family="text">
      <style:text-properties fo:font-weight="bold" style:font-weight-asian="bold" style:font-weight-complex="bold"/>
    </style:style>
    <style:style style:name="T22" style:family="text">
      <style:text-properties officeooo:rsid="00a74a77"/>
    </style:style>
    <style:style style:name="T23" style:family="text">
      <style:text-properties officeooo:rsid="00ab7b7f"/>
    </style:style>
    <style:style style:name="T24" style:family="text">
      <style:text-properties officeooo:rsid="00acd0d6"/>
    </style:style>
    <style:style style:name="T25" style:family="text">
      <style:text-properties officeooo:rsid="00ad17dd"/>
    </style:style>
    <style:style style:name="T26" style:family="text">
      <style:text-properties officeooo:rsid="00afc154"/>
    </style:style>
    <style:style style:name="T27" style:family="text">
      <style:text-properties officeooo:rsid="00bad5aa"/>
    </style:style>
    <style:style style:name="T28" style:family="text">
      <style:text-properties officeooo:rsid="00bc7a26"/>
    </style:style>
    <style:style style:name="T29" style:family="text">
      <style:text-properties officeooo:rsid="00c018e1"/>
    </style:style>
    <style:style style:name="T30" style:family="text">
      <style:text-properties officeooo:rsid="00c681fc"/>
    </style:style>
    <style:style style:name="T31" style:family="text">
      <style:text-properties officeooo:rsid="00c8f784"/>
    </style:style>
    <style:style style:name="T32" style:family="text">
      <style:text-properties officeooo:rsid="00ca42f4"/>
    </style:style>
    <style:style style:name="T33" style:family="text">
      <style:text-properties officeooo:rsid="00cfc783"/>
    </style:style>
    <style:style style:name="T34" style:family="text">
      <style:text-properties officeooo:rsid="00d60e5d"/>
    </style:style>
    <style:style style:name="T35" style:family="text">
      <style:text-properties officeooo:rsid="00d7a0c8"/>
    </style:style>
    <style:style style:name="T36" style:family="text">
      <style:text-properties officeooo:rsid="00d7c631"/>
    </style:style>
    <style:style style:name="T37" style:family="text">
      <style:text-properties officeooo:rsid="00da34ee"/>
    </style:style>
    <style:style style:name="T38" style:family="text">
      <style:text-properties officeooo:rsid="00da8dea"/>
    </style:style>
    <style:style style:name="T39" style:family="text">
      <style:text-properties officeooo:rsid="00db8dd6"/>
    </style:style>
    <style:style style:name="T40" style:family="text">
      <style:text-properties officeooo:rsid="00dcd727"/>
    </style:style>
    <style:style style:name="T41" style:family="text">
      <style:text-properties officeooo:rsid="00dede3d"/>
    </style:style>
    <style:style style:name="T42" style:family="text">
      <style:text-properties officeooo:rsid="00e4d134"/>
    </style:style>
    <style:style style:name="T43" style:family="text">
      <style:text-properties officeooo:rsid="00e7debb"/>
    </style:style>
    <style:style style:name="T44" style:family="text">
      <style:text-properties officeooo:rsid="00ea00ca"/>
    </style:style>
    <style:style style:name="T45" style:family="text">
      <style:text-properties officeooo:rsid="00eb3179"/>
    </style:style>
    <style:style style:name="T46" style:family="text">
      <style:text-properties officeooo:rsid="00eb3d5a"/>
    </style:style>
    <style:style style:name="T47" style:family="text">
      <style:text-properties style:text-underline-style="solid" style:text-underline-width="auto" style:text-underline-color="font-color"/>
    </style:style>
    <style:style style:name="T48" style:family="text">
      <style:text-properties officeooo:rsid="00f27c7f"/>
    </style:style>
    <style:style style:name="T49" style:family="text">
      <style:text-properties officeooo:rsid="00f3e4fc"/>
    </style:style>
    <style:style style:name="T50" style:family="text">
      <style:text-properties officeooo:rsid="00f44d06"/>
    </style:style>
    <style:style style:name="T51" style:family="text">
      <style:text-properties officeooo:rsid="00fb00bb"/>
    </style:style>
    <style:style style:name="T52" style:family="text">
      <style:text-properties officeooo:rsid="0100fa34"/>
    </style:style>
    <style:style style:name="T53" style:family="text">
      <style:text-properties officeooo:rsid="010d6a2e"/>
    </style:style>
    <style:style style:name="T54" style:family="text">
      <style:text-properties officeooo:rsid="010eb1e0"/>
    </style:style>
    <style:style style:name="T55" style:family="text">
      <style:text-properties officeooo:rsid="01134401"/>
    </style:style>
    <style:style style:name="T56" style:family="text">
      <style:text-properties officeooo:rsid="0122bd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deJs (Udemy Andrew ..)</text:p>
      <text:p text:style-name="P1"/>
      <text:p text:style-name="P191"><text:bookmark text:name="begin"/>Startup Commands For Each Work Session:</text:p>
      <text:p text:style-name="P106">Start Database:</text:p>
      <text:p text:style-name="_5f_commandLine">mongo/bin/mongod --dbpath ~/mongo-data</text:p>
      <text:p text:style-name="P106">Start Server:</text:p>
      <text:p text:style-name="_5f_commandLine">node [path]/server.js</text:p>
      <text:p text:style-name="P106">Start Server for Testing:</text:p>
      <text:p text:style-name="P187">npm test</text:p>
      <text:p text:style-name="P106">Start Server with Nodemon:</text:p>
      <text:p text:style-name="P187">npm run test-watch</text:p>
      <text:p text:style-name="_5f_heading3">Basic Terminal Commands</text:p>
      <text:p text:style-name="_5f_exampleHeader_5f_singleLine">Start node, prompt will be : <text:s text:c="3"/><text:span text:style-name="command_20_line_20_in_20_sentence">&gt;</text:span></text:p>
      <text:p text:style-name="_5f_commandLine">$ node</text:p>
      <text:p text:style-name="_5f_exampleHeader_5f_singleLine">Exit node back to command prompt</text:p>
      <text:p text:style-name="_5f_commandLine">process.exit(0); <text:s text:c="4"/>// or hit <text:s/>^c twice</text:p>
      <text:p text:style-name="_5f_exampleHeader_5f_singleLine">Start npm for the first time from the command line</text:p>
      <text:p text:style-name="_5f_commandLine">npm init</text:p>
      <text:p text:style-name="_5f_bodyIndent1">This will lead you through a few questions regarding the project that are used to create the file package.json with info like name, description, author, entry point, etc. The file package.json is the place where we'll define the 3<text:span text:style-name="T2">rd</text:span> party modules to be installed in application.</text:p>
      <text:p text:style-name="_5f_heading3">Install a <text:s/><text:span text:style-name="T6">3</text:span><text:span text:style-name="T3">rd</text:span><text:span text:style-name="T6"> Party </text:span>Module</text:p>
      <text:p text:style-name="Standard">Install the <text:span text:style-name="T5">module</text:span> lodash <text:span text:style-name="T5">from the command line. </text:span></text:p>
      <text:p text:style-name="_5f_commandLine">npm install lodash --save</text:p>
      <text:p text:style-name="_5f_bodyIndent1">The <text:span text:style-name="command_20_line_20_in_20_sentence">--save </text:span>flag <text:span text:style-name="T4">instructs it to save the package in the package.json file. The module will be added to the project in a folder called node_module</text:span></text:p>
      <text:p text:style-name="_5f_bodyIndent1"/>
      <text:p text:style-name="P133">EXAMPLE FILES</text:p>
      <text:p text:style-name="P3">The followind is a set of 2 files showing the use of require for including core modules, custom modules (notes) and 3<text:span text:style-name="T2">rd</text:span> party modules. The following assumes the use of <text:span text:style-name="codeInSentence"><text:span text:style-name="T7">npm init </text:span></text:span>and <text:span text:style-name="codeInSentence">npm install</text:span> as outlined above.</text:p>
      <text:p text:style-name="P137">// ----------------file name app.js ------------------------------------</text:p>
      <text:p text:style-name="_5f_code">console.log('starting app.js');</text:p>
      <text:p text:style-name="_5f_code"/>
      <text:p text:style-name="_5f_code">const fs = require('fs');</text:p>
      <text:p text:style-name="_5f_code">const os = require('os');</text:p>
      <text:p text:style-name="_5f_code"><text:soft-page-break/>const notes = require('./notes.js');</text:p>
      <text:p text:style-name="_5f_code">const _ = require('lodash'); <text:s text:c="2"/>// _ is common name for lodash</text:p>
      <text:p text:style-name="_5f_code"/>
      <text:p text:style-name="_5f_code">console.log(notes.add(5,3));</text:p>
      <text:p text:style-name="P137">// ----------------end app.js ------------------------------------------</text:p>
      <text:p text:style-name="P137"/>
      <text:p text:style-name="P137">// ----------------file name notes.js ----------------------------------</text:p>
      <text:p text:style-name="P136">console.log('Starting notes.js');</text:p>
      <text:p text:style-name="P136"/>
      <text:p text:style-name="P136">// notice the use of arrow function below. Doesn't bind this</text:p>
      <text:p text:style-name="P136">module.exports.addNote = () =&gt; {</text:p>
      <text:p text:style-name="P136"><text:s text:c="2"/>console.log('addNote');</text:p>
      <text:p text:style-name="P136"><text:s text:c="2"/>return 'New Note';</text:p>
      <text:p text:style-name="P136">}</text:p>
      <text:p text:style-name="P136"/>
      <text:p text:style-name="P136">module.exports.add = (a, b) =&gt; {</text:p>
      <text:p text:style-name="P136"><text:s text:c="2"/>return a + b;</text:p>
      <text:p text:style-name="P136">}</text:p>
      <text:p text:style-name="P137">// ----------------end notes.js -----------------------------------------</text:p>
      <text:p text:style-name="_5f_heading3">Important Note Concerning the use of NPM and the node_modules folder:</text:p>
      <text:p text:style-name="_5f_bodyIndent1">When moving around <text:span text:style-name="T8">a project, puttin on git, distributing, etc, Don't include the </text:span><text:span text:style-name="command_20_line_20_in_20_sentence">node_modules</text:span><text:span text:style-name="T8"> folder. Instead, run the following command:</text:span></text:p>
      <text:p text:style-name="_5f_commandLine">npm install</text:p>
      <text:p text:style-name="P4">From within the folder in its new location. This way, npm will look through the <text:span text:style-name="command_20_line_20_in_20_sentence">package.json</text:span> file and install all of the dependencies needed. </text:p>
      <text:p text:style-name="_5f_heading3">nodemon</text:p>
      <text:p text:style-name="P5">Install this package with NPM. It will watch the app for changes and restar the app when those changes occur. This means no more re-running the app from the command line.</text:p>
      <text:p text:style-name="P5">This is different from the lodash 3<text:span text:style-name="T2">rd</text:span> party module seen earlier. It's a command line utility that is installed from the terminal.</text:p>
      <text:p text:style-name="_5f_commandLine"><text:span text:style-name="T9">sudo </text:span>npm install nodemon -g</text:p>
      <text:p text:style-name="P5">The <text:span text:style-name="command_20_line_20_in_20_sentence">-g</text:span> flag stands for global. It installs nodemon as a global utility on the machine. Won't need to require nodemon in specific projects, instead, run it from the command line to use everywhere. Can be executed from anywhere on machine, does not need to be executed from the project folder. <text:span text:style-name="T9">May need to run it as root.</text:span></text:p>
      <text:p text:style-name="_5f_exampleHeader_5f_singleLine">To use nodemon, run your app like this <text:span text:style-name="T10">from within the project directory</text:span></text:p>
      <text:p text:style-name="_5f_commandLine">nodemon app.js</text:p>
      <text:p text:style-name="Standard">To <text:span text:style-name="T11">shut down</text:span> nodemon, <text:span text:style-name="T11">use ctrl c</text:span></text:p>
      <text:p text:style-name="_5f_heading3">User Input</text:p>
      <text:p text:style-name="_5f_exampleHeader_5f_singleLine">Start the app with a command line argument:</text:p>
      <text:p text:style-name="_5f_commandLine"><text:soft-page-break/>node app.js list</text:p>
      <text:p text:style-name="P6">This will start the app with the value 'list' included on the process object. Use the following within the js to access the arguments array:</text:p>
      <text:p text:style-name="_5f_code">process.argv</text:p>
      <text:p text:style-name="P6">The first element in the arguments array is the executable that started node, the second is the file that was started, beginning with the 3<text:span text:style-name="T2">rd</text:span> is the list of command line arguments</text:p>
      <text:p text:style-name="_5f_heading4">Yargs Module for Parsing User Input</text:p>
      <text:p text:style-name="P7">Install a specific version in the terminal using the @ symbol</text:p>
      <text:p text:style-name="_5f_commandLine">npm install yargs@4.7.1 --save</text:p>
      <text:p text:style-name="P8">Then add it to the app.js file with </text:p>
      <text:p text:style-name="_5f_code">const yargs = require('yargs');</text:p>
      <text:p text:style-name="P8">Then add a constant for the arguments array that has been processed by yargs</text:p>
      <text:p text:style-name="_5f_code">const argv = yargs.argv;</text:p>
      <text:p text:style-name="P9">Then, try passing in name/value pairs as command line arguments</text:p>
      <text:p text:style-name="_5f_commandLine">node app.js add --title=secrets</text:p>
      <text:p text:style-name="P9">This will result in the following object as the value for <text:span text:style-name="codeInSentence">yargs.argv</text:span></text:p>
      <text:p text:style-name="_5f_commandLine">{ _: [ 'add' ], title: 'secrets', '$0': 'app.js' }</text:p>
      <text:p text:style-name="_5f_heading3">Working with JSON</text:p>
      <text:p text:style-name="_5f_bodyIndent1">Things to remember:</text:p>
      <text:list xml:id="list6945362918440400007" text:style-name="bulletListCustom_5f_indent1">
        <text:list-item>
          <text:p text:style-name="P193">Property names will be quoted</text:p>
        </text:list-item>
        <text:list-item>
          <text:p text:style-name="P194">JSON uses double quotes</text:p>
        </text:list-item>
      </text:list>
      <text:p text:style-name="_5f_exampleHeader_5f_multiline">Example: convert an object to JSON</text:p>
      <text:p text:style-name="_5f_code">var obj = {</text:p>
      <text:p text:style-name="_5f_code"><text:s text:c="2"/>name: 'Babyloaf'</text:p>
      <text:p text:style-name="_5f_code">};</text:p>
      <text:p text:style-name="_5f_code"/>
      <text:p text:style-name="_5f_code">var stringObj = JSON.stringify(obj);</text:p>
      <text:p text:style-name="_5f_code">console.log(typeof stringObj);</text:p>
      <text:p text:style-name="_5f_code">console.log(stringObj);</text:p>
      <text:p text:style-name="_5f_exampleHeader_5f_multiline">Output is </text:p>
      <text:p text:style-name="_5f_commandLine">string</text:p>
      <text:p text:style-name="_5f_commandLine">{"name":"Babyloaf"}</text:p>
      <text:p text:style-name="P10"/>
      <text:p text:style-name="_5f_exampleHeader_5f_multiline">Example: convert JSON to an object</text:p>
      <text:p text:style-name="_5f_code">var personString = '{"name": "Babyloaf", "age": 12}';</text:p>
      <text:p text:style-name="_5f_code">var person = JSON.parse(personString);</text:p>
      <text:p text:style-name="_5f_code">console.log(typeof person);</text:p>
      <text:p text:style-name="_5f_code">console.log(person);</text:p>
      <text:p text:style-name="_5f_exampleHeader_5f_multiline">Output is:</text:p>
      <text:p text:style-name="_5f_commandLine"><text:soft-page-break/>object</text:p>
      <text:p text:style-name="_5f_commandLine">{ name: 'Babyloaf', age: 12 }</text:p>
      <text:p text:style-name="P10"/>
      <text:p text:style-name="P11">Example: Convert an object to JSON, store in a file, read from the file, convert back to object, and finally, access properties on that object.</text:p>
      <text:p text:style-name="_5f_code">const fs = require('fs');</text:p>
      <text:p text:style-name="_5f_code"/>
      <text:p text:style-name="_5f_code">var originalNote = {</text:p>
      <text:p text:style-name="_5f_code"><text:s text:c="2"/>title: 'Some title',</text:p>
      <text:p text:style-name="_5f_code"><text:s text:c="2"/>body: 'Some body'</text:p>
      <text:p text:style-name="_5f_code">};</text:p>
      <text:p text:style-name="_5f_code"/>
      <text:p text:style-name="_5f_code">var originalNoteString = JSON.stringify(originalNote);</text:p>
      <text:p text:style-name="_5f_code">fs.writeFileSync('notes.json', originalNoteString);</text:p>
      <text:p text:style-name="_5f_code"/>
      <text:p text:style-name="_5f_code">var noteString = fs.readFileSync('notes.json');</text:p>
      <text:p text:style-name="_5f_code">var note = JSON.parse(noteString);</text:p>
      <text:p text:style-name="_5f_code"/>
      <text:p text:style-name="_5f_code">console.log(typeof note);</text:p>
      <text:p text:style-name="_5f_code">console.log(note.title);</text:p>
      <text:p text:style-name="P11"/>
      <text:p text:style-name="P11">Output will be:</text:p>
      <text:p text:style-name="_5f_commandLine">object</text:p>
      <text:p text:style-name="_5f_commandLine">Some title</text:p>
      <text:p text:style-name="P11"/>
      <text:p text:style-name="P11"/>
      <text:p text:style-name="P14"/>
      <text:p text:style-name="_5f_heading3">ES6 Arrow Function</text:p>
      <text:p text:style-name="P13">Multiline Arrow Function</text:p>
      <text:p text:style-name="P138">var square = (x) =&gt; {</text:p>
      <text:p text:style-name="P139"><text:tab/>var result = x * x;</text:p>
      <text:p text:style-name="P139"><text:s text:c="2"/>return result;</text:p>
      <text:p text:style-name="P139">};</text:p>
      <text:p text:style-name="_5f_bodyIndent1">If only one statement needed, this can be simplified. When there is only one statement, the return is implied</text:p>
      <text:p text:style-name="P139">var square = (x) =&gt; <text:s/>x * x;</text:p>
      <text:p text:style-name="P13">if there is only one argument, the parens can be left off</text:p>
      <text:p text:style-name="_5f_code">var square = x =&gt; x * x;</text:p>
      <text:p text:style-name="P13">Important to note… the keyword <text:span text:style-name="T13">this</text:span> is not bound to an arrow function. In the example below, define methods using <text:span text:style-name="T13">this</text:span> by using the alternate form shown in sayHiAlt.</text:p>
      <text:p text:style-name="_5f_code">var u<text:span text:style-name="T12">ser = {</text:span></text:p>
      <text:p text:style-name="_5f_code"><text:tab/><text:span text:style-name="T12">name: 'Babyloaf',</text:span></text:p>
      <text:p text:style-name="P134"><text:soft-page-break/><text:tab/><text:tab/><text:span text:style-name="T12">sayHi: () =&gt; {</text:span></text:p>
      <text:p text:style-name="P134"><text:tab/><text:tab/> <text:s/><text:span text:style-name="T12">console.log(`Hi, I'm ${this.name}`) <text:s/>// Hi. I'm undefined</text:span></text:p>
      <text:p text:style-name="P134"><text:tab/><text:tab/><text:span text:style-name="T12">},</text:span></text:p>
      <text:p text:style-name="P134"><text:tab/><text:tab/><text:span text:style-name="T12">sayHiAlt () {</text:span></text:p>
      <text:p text:style-name="P134"><text:tab/><text:tab/> <text:s/><text:span text:style-name="T12">console.log(`Hi. I'm ${this.name}`) <text:s/>// Hi. I'm Babyloaf</text:span></text:p>
      <text:p text:style-name="P134"><text:tab/><text:tab/><text:span text:style-name="T12">}</text:span></text:p>
      <text:p text:style-name="P134"><text:tab/> <text:s text:c="2"/><text:span text:style-name="T12">};</text:span></text:p>
      <text:p text:style-name="P13">Also, be aware that the arguments variable is not available inside an arrow function.</text:p>
      <text:p text:style-name="P13"/>
      <text:p text:style-name="P12"/>
      <text:p text:style-name="P12"/>
      <text:p text:style-name="_5f_heading3"><text:bookmark text:name="yargs"/>Configuring YARGS</text:p>
      <text:p text:style-name="P15">Yargs can be used to require arguments, add help etc for the command line. <text:span text:style-name="T14">The declaration of const argv below chains functions to set up options for the commands to be used with the notes application. <text:s/></text:span></text:p>
      <text:p text:style-name="P15"/>
      <text:p text:style-name="_5f_code">const yargs = require('yargs');</text:p>
      <text:p text:style-name="_5f_code"/>
      <text:p text:style-name="_5f_code">const titleOptions = {</text:p>
      <text:p text:style-name="_5f_code"><text:s text:c="2"/>describe: 'Title of note',</text:p>
      <text:p text:style-name="_5f_code"><text:s text:c="2"/>demand: true,</text:p>
      <text:p text:style-name="_5f_code"><text:s text:c="2"/>alias: 't'</text:p>
      <text:p text:style-name="_5f_code">}</text:p>
      <text:p text:style-name="_5f_code">const bodyOptions = {</text:p>
      <text:p text:style-name="_5f_code"><text:s text:c="2"/>describe: 'Body of note',</text:p>
      <text:p text:style-name="_5f_code"><text:s text:c="2"/>demand: true,</text:p>
      <text:p text:style-name="_5f_code"><text:s text:c="2"/>alias: 'b'</text:p>
      <text:p text:style-name="_5f_code">}</text:p>
      <text:p text:style-name="_5f_code">const argv = yargs</text:p>
      <text:p text:style-name="_5f_code"><text:s text:c="2"/>.command('add', 'Add a new note', {</text:p>
      <text:p text:style-name="_5f_code"><text:s text:c="4"/>title: titleOptions,</text:p>
      <text:p text:style-name="_5f_code"><text:s text:c="4"/>body: bodyOptions</text:p>
      <text:p text:style-name="_5f_code"><text:s text:c="2"/>})</text:p>
      <text:p text:style-name="_5f_code"><text:s text:c="2"/>.command('list', 'List all notes')</text:p>
      <text:p text:style-name="_5f_code"><text:s text:c="2"/>.command('read', 'Read a note', {</text:p>
      <text:p text:style-name="_5f_code"><text:s text:c="4"/>title: titleOptions</text:p>
      <text:p text:style-name="_5f_code"><text:s text:c="2"/>})</text:p>
      <text:p text:style-name="_5f_code"><text:s text:c="2"/>.command('remove', 'Remove a note',{</text:p>
      <text:p text:style-name="_5f_code"><text:s text:c="4"/>title: titleOptions</text:p>
      <text:p text:style-name="_5f_code"><text:s text:c="2"/>})</text:p>
      <text:p text:style-name="_5f_code"><text:s text:c="2"/>.help()</text:p>
      <text:p text:style-name="_5f_code"><text:s text:c="2"/>.argv;</text:p>
      <text:p text:style-name="_5f_code">var command = argv._[0];</text:p>
      <text:p text:style-name="_5f_code"/>
      <text:p text:style-name="_5f_bodyIndent1"/>
      <text:p text:style-name="_5f_bodyIndent1"><text:soft-page-break/></text:p>
      <text:p text:style-name="_5f_bodyIndent1"/>
      <text:p text:style-name="_5f_bodyIndent1"/>
      <text:p text:style-name="_5f_bodyIndent1"/>
      <text:p text:style-name="_5f_bodyIndent1"/>
      <text:p text:style-name="_5f_bodyIndent1"/>
      <text:p text:style-name="_5f_bodyIndent1"/>
      <text:p text:style-name="_5f_bodyIndent1"/>
      <text:p text:style-name="_5f_bodyIndent1"/>
      <text:p text:style-name="_5f_heading2">Asynchronous </text:p>
      <text:p text:style-name="_5f_heading3">Callbacks</text:p>
      <text:p text:style-name="P16">A function that is passed as an argument to another function to be executed when some event occurs.</text:p>
      <text:p text:style-name="P16">Basic Example - Synchronous here but this pattern could be used for a database call where the object <text:span text:style-name="codeInSentence">user</text:span> in <text:span text:style-name="codeInSentence">getUser</text:span> is returned from some other source rather than being defined right away.</text:p>
      <text:p text:style-name="P140">var getUser = (id, callback) =&gt; {</text:p>
      <text:p text:style-name="P140"><text:s text:c="2"/>var user = {</text:p>
      <text:p text:style-name="P140"><text:s text:c="4"/>id: id,</text:p>
      <text:p text:style-name="P140"><text:s text:c="4"/>name: 'Babyloaf'</text:p>
      <text:p text:style-name="P140"><text:s text:c="2"/>};</text:p>
      <text:p text:style-name="P140"><text:s text:c="2"/>callback(user);</text:p>
      <text:p text:style-name="P140">};</text:p>
      <text:p text:style-name="P140"/>
      <text:p text:style-name="P140">getUser(31, (userObject) =&gt; {</text:p>
      <text:p text:style-name="P140"><text:s text:c="2"/>console.log(userObject);</text:p>
      <text:p text:style-name="P140">});</text:p>
      <text:p text:style-name="P16"/>
      <text:p text:style-name="_5f_heading3">Modules and Extensions Needed</text:p>
      <text:p text:style-name="_5f_exampleHeader_5f_singleLine">JSONView </text:p>
      <text:p text:style-name="P17">extension for Chrome and Firefox</text:p>
      <text:p text:style-name="_5f_exampleHeader_5f_singleLine">Request</text:p>
      <text:p text:style-name="P18"><text:s/>3<text:span text:style-name="T2">rd</text:span> Party Module that allows you to make HTTP requests inside of app.</text:p>
      <text:p text:style-name="P18">npmjs.com/package/request</text:p>
      <text:p text:style-name="P18">Install from the command line, first with </text:p>
      <text:p text:style-name="_5f_commandLine">npm init</text:p>
      <text:p text:style-name="P18">then</text:p>
      <text:p text:style-name="_5f_commandLine"><text:soft-page-break/>npm install request@2.80.0 --save</text:p>
      <text:p text:style-name="P18">The @ indicates version number - not required.</text:p>
      <text:p text:style-name="_5f_exampleHeader_5f_singleLine">Request Usage</text:p>
      <text:p text:style-name="P141">const request = require('request');</text:p>
      <text:p text:style-name="P141"/>
      <text:p text:style-name="P141">request({</text:p>
      <text:p text:style-name="P141"><text:s text:c="2"/>url:'https://maps.googleapis.com/maps/api/geocode/json?address=1301%20lombard%20street%20philadelphia',</text:p>
      <text:p text:style-name="P141"><text:s text:c="2"/>json: true</text:p>
      <text:p text:style-name="P141">}, (error, response, body) =&gt; {</text:p>
      <text:p text:style-name="P141"><text:s text:c="2"/>console.log(body);</text:p>
      <text:p text:style-name="P141">});</text:p>
      <text:p text:style-name="P19">The three callback function argument names error, response and body are defined by request and should be used.</text:p>
      <text:p text:style-name="P20">Error will return problems with the request that was made - ie - typos in url, no internet access, <text:s/>but not errors on the server side. Those are held in the statusCode property of the response object.</text:p>
      <text:p text:style-name="P19">Request call requires two arguments: an options object and a callback function.</text:p>
      <text:p text:style-name="_5f_exampleHeader_5f_singleLine">Pretty Print Results</text:p>
      <text:p text:style-name="P20">Use JSON.stringify to print out the objects. In the example below there are 3 arguments. The second is used to specify properties to exclude, so were passing in undefined. The third is the number of spaces to indent.</text:p>
      <text:p text:style-name="_5f_code"><text:s text:c="2"/>console.log(JSON.stringify(body, undefined, 2));</text:p>
      <text:p text:style-name="_5f_heading3">Encoding and Decoding Strings with YARGS</text:p>
      <text:p text:style-name="P21">Install YARGS for the project</text:p>
      <text:p text:style-name="_5f_commandLine">npm install yargs@4.8.1 --save</text:p>
      <text:p text:style-name="P22">Require yargs and set up in app.js</text:p>
      <text:p text:style-name="_5f_code">const yargs = require('yargs');</text:p>
      <text:p text:style-name="_5f_code"/>
      <text:p text:style-name="_5f_code">const argv = yargs</text:p>
      <text:p text:style-name="_5f_code"><text:s text:c="2"/>.options({</text:p>
      <text:p text:style-name="_5f_code"><text:s text:c="4"/>a: {</text:p>
      <text:p text:style-name="_5f_code"><text:s text:c="6"/>demand: true,</text:p>
      <text:p text:style-name="_5f_code"><text:s text:c="6"/>alias: 'address',</text:p>
      <text:p text:style-name="_5f_code"><text:s text:c="6"/>describe: 'Address for weather report',</text:p>
      <text:p text:style-name="_5f_code"><text:s text:c="6"/>string: true</text:p>
      <text:p text:style-name="_5f_code"><text:s text:c="4"/>}</text:p>
      <text:p text:style-name="_5f_code"><text:s text:c="2"/>})</text:p>
      <text:p text:style-name="_5f_code"><text:s text:c="2"/>.help()</text:p>
      <text:p text:style-name="_5f_code"><text:s text:c="2"/>.alias('help', 'h')</text:p>
      <text:p text:style-name="_5f_code"><text:s text:c="2"/>.argv;</text:p>
      <text:p text:style-name="_5f_code"/>
      <text:p text:style-name="_5f_code">console.log(argv);</text:p>
      <text:p text:style-name="P22"/>
      <text:p text:style-name="P22"><text:soft-page-break/></text:p>
      <text:p text:style-name="P22"/>
      <text:p text:style-name="_5f_exampleHeader_5f_singleLine">Experiment with Node from the command Line</text:p>
      <text:p text:style-name="P23">Enter:</text:p>
      <text:p text:style-name="_5f_commandLine">node</text:p>
      <text:p text:style-name="P23">Then, for example, to test out the encodeURIComponent method:</text:p>
      <text:p text:style-name="_5f_commandLine">&gt; encodeURIComponent('1301 lombard street philadelphia')</text:p>
      <text:p text:style-name="P23">returns</text:p>
      <text:p text:style-name="_5f_commandLine">'1301%20lombard%20street%20philadelphia'</text:p>
      <text:p text:style-name="P20"/>
      <text:p text:style-name="_5f_exampleHeader_5f_singleLine">Example Program without Error Handling</text:p>
      <text:p text:style-name="P24">Call from terminal with:</text:p>
      <text:p text:style-name="_5f_commandLine">node app.js -a '111 7th St E owen sound ontario'</text:p>
      <text:p text:style-name="_5f_code"/>
      <text:p text:style-name="P142">const request = require('request');</text:p>
      <text:p text:style-name="P142">const yargs = require('yargs');</text:p>
      <text:p text:style-name="P142"/>
      <text:p text:style-name="P142">const argv = yargs</text:p>
      <text:p text:style-name="P142"><text:s text:c="2"/>.options({</text:p>
      <text:p text:style-name="P142"><text:s text:c="4"/>a: {</text:p>
      <text:p text:style-name="P142"><text:s text:c="6"/>demand: true,</text:p>
      <text:p text:style-name="P142"><text:s text:c="6"/>alias: 'address',</text:p>
      <text:p text:style-name="P142"><text:s text:c="6"/>describe: 'Address for weather report',</text:p>
      <text:p text:style-name="P142"><text:s text:c="6"/>string: true</text:p>
      <text:p text:style-name="P142"><text:s text:c="4"/>}</text:p>
      <text:p text:style-name="P142"><text:s text:c="2"/>})</text:p>
      <text:p text:style-name="P142"><text:s text:c="2"/>.help()</text:p>
      <text:p text:style-name="P142"><text:s text:c="2"/>.alias('help', 'h')</text:p>
      <text:p text:style-name="P142"><text:s text:c="2"/>.argv;</text:p>
      <text:p text:style-name="P142"/>
      <text:p text:style-name="P142">var encodedAddress = encodeURIComponent(argv.a);</text:p>
      <text:p text:style-name="P142"/>
      <text:p text:style-name="P142">request({</text:p>
      <text:p text:style-name="P142"><text:s text:c="2"/>url: `https://maps.googleapis.com/maps/api/geocode/json?address=${encodedAddress}`,</text:p>
      <text:p text:style-name="P142"><text:s text:c="2"/>json: true</text:p>
      <text:p text:style-name="P142">}, (error, response, body) =&gt; {</text:p>
      <text:p text:style-name="P142"><text:s text:c="2"/>if (error) {</text:p>
      <text:p text:style-name="P142"><text:s text:c="4"/>console.log('Unable to connect to Google Servers');</text:p>
      <text:p text:style-name="P142"><text:s text:c="2"/>}else if (body.status === 'ZERO_RESULTS'){ <text:s/>// status specific to Google api</text:p>
      <text:p text:style-name="P142"><text:s text:c="4"/>console.log('Unable to find that address');</text:p>
      <text:p text:style-name="P142"><text:s text:c="2"/>}else if (body.status === 'OK'){</text:p>
      <text:p text:style-name="P142"><text:s text:c="4"/>console.log(`Address: ${body.results[0].formatted_address}`);</text:p>
      <text:p text:style-name="P142"><text:s text:c="4"/>console.log(`Latitude: ${body.results[0].geometry.location.lat}`);</text:p>
      <text:p text:style-name="P142"><text:s text:c="4"/>console.log(`Longitude: ${body.results[0].geometry.location.lng}`);</text:p>
      <text:p text:style-name="P142"><text:s text:c="2"/>}</text:p>
      <text:p text:style-name="P142"><text:soft-page-break/>});</text:p>
      <text:p text:style-name="P142"/>
      <text:p text:style-name="_5f_exampleHeader_5f_singleLine"><text:span text:style-name="T15">Output</text:span>:</text:p>
      <text:p text:style-name="_5f_commandLine">Address: 111 7th St E, Owen Sound, ON N4K 1H6, Canada</text:p>
      <text:p text:style-name="_5f_commandLine">Latitude: 44.5616745</text:p>
      <text:p text:style-name="_5f_commandLine">Longitude: -80.9427654</text:p>
      <text:p text:style-name="P18"/>
      <text:p text:style-name="P25">Two types of errors to look out for:</text:p>
      <text:p text:style-name="P25">Local Machine Errors - ie - being unable to connect to the network. Usually show up in the error object</text:p>
      <text:p text:style-name="P25">Errors Coming From the Server ie - address not found. These are found in the status property</text:p>
      <text:p text:style-name="_5f_heading3"><text:bookmark text:name="promises"/>ES6 Promises</text:p>
      <text:p text:style-name="P26">Make it easier to manage asynchronous code</text:p>
      <text:p text:style-name="P27">Can only resolve or reject once. </text:p>
      <text:p text:style-name="P27">Promise object is in the pending state until it is resolved or rejected</text:p>
      <text:p text:style-name="P143">var somePromise = new Promise((resolve, reject) =&gt; {</text:p>
      <text:p text:style-name="P143"><text:s text:c="2"/>var success = false; // temp var to simulate asynch result</text:p>
      <text:p text:style-name="P143"><text:s text:c="2"/>setTimeout(() =&gt; { <text:s/>// simulating some asynch procedure</text:p>
      <text:p text:style-name="P143"><text:s text:c="4"/>if (success) {</text:p>
      <text:p text:style-name="P143"><text:s text:c="6"/>resolve('it worked'); <text:s/>//data the user wanted - normally an object</text:p>
      <text:p text:style-name="P143"><text:s text:c="4"/>}else{</text:p>
      <text:p text:style-name="P143"><text:s text:c="6"/>reject('unable to fulfill promise');</text:p>
      <text:p text:style-name="P143"><text:s text:c="4"/>}</text:p>
      <text:p text:style-name="P143"><text:s text:c="2"/>}, 2000);</text:p>
      <text:p text:style-name="P143">});</text:p>
      <text:p text:style-name="P143"/>
      <text:p text:style-name="P143">// then takes 2 arguments, function for success and function for failure</text:p>
      <text:p text:style-name="P143">somePromise.then( (message) =&gt; {</text:p>
      <text:p text:style-name="P143"><text:s text:c="2"/>console.log('success: ', message);</text:p>
      <text:p text:style-name="P143">}, (errorMessage) =&gt; {</text:p>
      <text:p text:style-name="P143"><text:s text:c="2"/>console.log('Error: ', errorMessage);</text:p>
      <text:p text:style-name="P143">});</text:p>
      <text:p text:style-name="_5f_heading4">Promises that Accept Input</text:p>
      <text:p text:style-name="P28">The promise example above is unlikely to ever be used. </text:p>
      <text:p text:style-name="P144">// function to simulate async process</text:p>
      <text:p text:style-name="P144">var asyncAdd = (a, b) =&gt; {</text:p>
      <text:p text:style-name="P144"><text:s text:c="2"/>return new Promise((resolve, reject) =&gt; {</text:p>
      <text:p text:style-name="P144"><text:s text:c="4"/>setTimeout(() =&gt; {</text:p>
      <text:p text:style-name="P144"><text:s text:c="6"/>if (typeof a === 'number' &amp;&amp; typeof b === 'number') {</text:p>
      <text:p text:style-name="P144"><text:s text:c="8"/>resolve(a + b);</text:p>
      <text:p text:style-name="P144"><text:s text:c="6"/>}else{</text:p>
      <text:p text:style-name="P144"><text:s text:c="8"/>reject('Both arguments must be numbers');</text:p>
      <text:p text:style-name="P144"><text:soft-page-break/><text:s text:c="6"/>}</text:p>
      <text:p text:style-name="P144"><text:s text:c="4"/>}, 1500);</text:p>
      <text:p text:style-name="P144"><text:s text:c="2"/>});</text:p>
      <text:p text:style-name="P144">};</text:p>
      <text:p text:style-name="P144"/>
      <text:p text:style-name="P144">asyncAdd(2,4).then((res) =&gt; {</text:p>
      <text:p text:style-name="P144"><text:s text:c="2"/>console.log(res);</text:p>
      <text:p text:style-name="P144">}, (errorMessage) =&gt; {</text:p>
      <text:p text:style-name="P144"><text:s text:c="2"/>console.log(errorMessage);</text:p>
      <text:p text:style-name="P144">});</text:p>
      <text:p text:style-name="_5f_heading4">Promise Chaining</text:p>
      <text:p text:style-name="P29">For example, in weather we take an address that needs coordinates, when those coordinates return we then fetch the weather data</text:p>
      <text:p text:style-name="P29">To do it, inside of the success function, return a new promise</text:p>
      <text:p text:style-name="P29">New version of asyncAdd:</text:p>
      <text:p text:style-name="P144">asyncAdd(2,4).then((res) =&gt; {</text:p>
      <text:p text:style-name="P144"><text:s text:c="2"/>console.log(res);</text:p>
      <text:p text:style-name="P144"><text:s text:c="2"/>return asyncAdd(res, 20);</text:p>
      <text:p text:style-name="P144">}, (errorMessage) =&gt; {</text:p>
      <text:p text:style-name="P144"><text:s text:c="2"/>console.log(errorMessage);</text:p>
      <text:p text:style-name="P144">}).then((res) =&gt; { <text:s text:c="8"/>// note .then - chaining is here</text:p>
      <text:p text:style-name="P144"><text:s text:c="2"/>console.log('second addition is: ', res);</text:p>
      <text:p text:style-name="P144">}, (errorMessage) =&gt; {</text:p>
      <text:p text:style-name="P144"><text:s text:c="2"/>console.log(errorMessage);</text:p>
      <text:p text:style-name="P144">});</text:p>
      <text:p text:style-name="P29">The new version above has a bit of a problem though - if the original input is invalid and the first promise is rejecte, the second promise will still fire. Instead, use a catch clause to handle any errors at the end</text:p>
      <text:p text:style-name="P145">asyncAdd(2,4).then((res) =&gt; {</text:p>
      <text:p text:style-name="P145"><text:s text:c="2"/>console.log(res);</text:p>
      <text:p text:style-name="P145"><text:s text:c="2"/>return asyncAdd(res, 20);</text:p>
      <text:p text:style-name="P145">}).then((res) =&gt; {</text:p>
      <text:p text:style-name="P145"><text:s text:c="2"/>console.log('second addition is: ', res);</text:p>
      <text:p text:style-name="P145">}).catch((errorMessage) =&gt; {</text:p>
      <text:p text:style-name="P145"><text:s text:c="2"/>console.log(errorMessage);</text:p>
      <text:p text:style-name="P145">});</text:p>
      <text:p text:style-name="P30">Some libraries support promises, others don't. For example, request doesn't, but you can wrap the request in a promise to achieve the same functionality.</text:p>
      <text:p text:style-name="_5f_heading4">Complete Geocode Example of Request Wrapped in a Promises</text:p>
      <text:p text:style-name="_5f_code">const request = require('request');</text:p>
      <text:p text:style-name="_5f_code"/>
      <text:p text:style-name="_5f_code">var geocodeAddress = (address) =&gt; {</text:p>
      <text:p text:style-name="_5f_code"><text:s text:c="2"/>var encodedAddress = encodeURIComponent(address);</text:p>
      <text:p text:style-name="_5f_code"><text:s text:c="2"/>return new Promise((resolve, reject) =&gt; {</text:p>
      <text:p text:style-name="_5f_code"><text:s text:c="4"/>request({</text:p>
      <text:p text:style-name="_5f_code"><text:soft-page-break/><text:s text:c="6"/>url: `https://maps.googleapis.com/maps/api/geocode/json?address=${encodedAddress}`,</text:p>
      <text:p text:style-name="_5f_code"><text:s text:c="6"/>json: true</text:p>
      <text:p text:style-name="_5f_code"><text:s text:c="4"/>}, (error, response, body) =&gt; {</text:p>
      <text:p text:style-name="_5f_code"><text:s text:c="6"/>if (error) {</text:p>
      <text:p text:style-name="_5f_code"><text:s text:c="8"/>reject('Unable to connect to Google Servers');</text:p>
      <text:p text:style-name="_5f_code"><text:s text:c="6"/>}else if (body.status === 'ZERO_RESULTS'){ <text:s/>// status specific to Google api</text:p>
      <text:p text:style-name="_5f_code"><text:s text:c="8"/>reject('Unable to find that address');</text:p>
      <text:p text:style-name="_5f_code"><text:s text:c="6"/>}else if (body.status === 'OK'){</text:p>
      <text:p text:style-name="_5f_code"><text:s text:c="8"/>resolve({</text:p>
      <text:p text:style-name="_5f_code"><text:s text:c="10"/>address: body.results[0].formatted_address,</text:p>
      <text:p text:style-name="_5f_code"><text:s text:c="10"/>latitude: body.results[0].geometry.location.lat,</text:p>
      <text:p text:style-name="_5f_code"><text:s text:c="10"/>longitude: body.results[0].geometry.location.lng</text:p>
      <text:p text:style-name="_5f_code"><text:s text:c="8"/>});</text:p>
      <text:p text:style-name="_5f_code"><text:s text:c="6"/>}</text:p>
      <text:p text:style-name="_5f_code"><text:s text:c="4"/>});</text:p>
      <text:p text:style-name="_5f_code"><text:s text:c="2"/>});</text:p>
      <text:p text:style-name="_5f_code">};</text:p>
      <text:p text:style-name="_5f_code"/>
      <text:p text:style-name="_5f_code">geocodeAddress('78704').then((location) =&gt; {</text:p>
      <text:p text:style-name="_5f_code"><text:s text:c="2"/>console.log(JSON.stringify(location, undefined, 2));</text:p>
      <text:p text:style-name="_5f_code">}, (errorMessage) =&gt; {</text:p>
      <text:p text:style-name="_5f_code"><text:s text:c="2"/>console.log(errorMessage);</text:p>
      <text:p text:style-name="_5f_code">});</text:p>
      <text:p text:style-name="_5f_heading4">Using a Library with Built-in Promises</text:p>
      <text:p text:style-name="P31">Axios Library</text:p>
      <text:p text:style-name="P31">Similar to request. </text:p>
      <text:p text:style-name="P182"><text:bookmark text:name="express"/>Express Library - Creating Web Servers</text:p>
      <text:p text:style-name="P32">Basic Server Setup:</text:p>
      <text:p text:style-name="P146">const express = require('express');</text:p>
      <text:p text:style-name="P146">var app = express();</text:p>
      <text:p text:style-name="P146"/>
      <text:p text:style-name="P146">app.get('/', (req, res) =&gt; {</text:p>
      <text:p text:style-name="P146"><text:s text:c="2"/>res.send('Hello Express');</text:p>
      <text:p text:style-name="P146">});</text:p>
      <text:p text:style-name="P146">app.listen(3000);</text:p>
      <text:p text:style-name="P32">Require express and start it</text:p>
      <text:p text:style-name="P146">const express = require('express');</text:p>
      <text:p text:style-name="P146">var app = express();</text:p>
      <text:p text:style-name="P32">Set up the response for <text:s/>the <text:s/>root 'route' <text:s/>('/') Two important arguments, request and response</text:p>
      <text:p text:style-name="P146">app.get('/', (req, res) =&gt; {</text:p>
      <text:p text:style-name="P146"><text:s text:c="2"/>res.send('Hello Express');</text:p>
      <text:p text:style-name="P146">});</text:p>
      <text:p text:style-name="_5f_bodyIndent1"><text:span text:style-name="T16">Set</text:span> Express to listen on port 3000 - typical port used for local development. <text:span text:style-name="T17">The method can take a second argument - a function to be executed when the server is up.</text:span></text:p>
      <text:p text:style-name="P146">app.listen(3000);</text:p>
      <text:p text:style-name="P33">Can set up more than one route. This one returns JSON</text:p>
      <text:p text:style-name="P147">app.get('/about', (req, res) =&gt; {</text:p>
      <text:p text:style-name="P147"><text:s text:c="2"/>res.send({</text:p>
      <text:p text:style-name="P147"><text:s text:c="4"/>name: 'Babyloaf',</text:p>
      <text:p text:style-name="P147"><text:s text:c="4"/>likes: ['mice', 'warm', 'kibble']</text:p>
      <text:p text:style-name="P147"><text:s text:c="2"/>});</text:p>
      <text:p text:style-name="P147">});</text:p>
      <text:p text:style-name="_5f_heading3">Set Up a Static Web Server</text:p>
      <text:p text:style-name="P33">Won't have to set up all the different routes</text:p>
      <text:p text:style-name="_5f_code">app.use(express.static(__dirname + '/public'));</text:p>
      <text:p text:style-name="P34">Add this after app is created. <text:span text:style-name="codeInSentence">__dirname</text:span> is a node property that contains the path to the current module.</text:p>
      <text:p text:style-name="P34">A file named help.html is located in a directory named public. When the browser is pointed at </text:p>
      <text:p text:style-name="_5f_commandLine">localhost:3000/help.htmnl</text:p>
      <text:p text:style-name="P34">the page will be loaded.</text:p>
      <text:p text:style-name="_5f_heading3">Templating Engine</text:p>
      <text:p text:style-name="_5f_bodyIndent1">To make nodemon <text:span text:style-name="T18">watch extension files, start it up with the following flag</text:span></text:p>
      <text:p text:style-name="_5f_commandLine">nodemon server.js -e js,hbs</text:p>
      <text:p text:style-name="P35">Allows the rendering of html in a dynamic way</text:p>
      <text:p text:style-name="P35">Install hbs and handlebars</text:p>
      <text:p text:style-name="P148"><text:soft-page-break/>const hbs = require('hbs');</text:p>
      <text:p text:style-name="P148">var app = express();</text:p>
      <text:p text:style-name="P148">app.set('view engine', 'hbs');</text:p>
      <text:p text:style-name="P36">Partial</text:p>
      <text:p text:style-name="P36">Reusable on multiple pages</text:p>
      <text:p text:style-name="_5f_heading3"><text:span text:style-name="T19">Express </text:span>Middleware</text:p>
      <text:p text:style-name="P37">Allows you to add on to the functionality that Express already has. Basically teach Express how to do new things. <text:span text:style-name="T20">Can use to respond to a request, read from a static directory, execute code, change request or response object, determine whether someone is logged in, access to routes etc.</text:span></text:p>
      <text:p text:style-name="P37">Register middleware with <text:span text:style-name="codeInSentence">app.use</text:span>. <text:span text:style-name="T20">Takes a function as an argument (app is the variable name given to the instance of express.)</text:span></text:p>
      <text:p text:style-name="P149">app.use((req, res, next) =&gt; {</text:p>
      <text:p text:style-name="P149"><text:tab/>//do stuff</text:p>
      <text:p text:style-name="P149"><text:tab/>next(); });</text:p>
      <text:p text:style-name="P38">Next argument to the function argument is used to tell Express when your middleware is finished. Do anything in the function - when using async operations next is called when operation complete.</text:p>
      <text:p text:style-name="_5f_exampleHeader_5f_singleLine">Example of middleware keeping a simple server log:</text:p>
      <text:p text:style-name="P150">app.use((req, res, next) =&gt; {</text:p>
      <text:p text:style-name="P150"><text:s text:c="2"/>var now = new Date().toString();</text:p>
      <text:p text:style-name="P150"><text:s text:c="2"/>var log = `${now}: ${req.method} ${req.url}`;</text:p>
      <text:p text:style-name="P150"><text:s text:c="2"/>console.log(log);</text:p>
      <text:p text:style-name="P150"><text:s text:c="2"/>fs.appendFile('server.log', log+'\n', (err) =&gt; {</text:p>
      <text:p text:style-name="P150"><text:s text:c="4"/>if (err) { console.log('unable to append server.log');}</text:p>
      <text:p text:style-name="P150"><text:s text:c="2"/>});</text:p>
      <text:p text:style-name="P150"><text:s text:c="2"/>next();</text:p>
      <text:p text:style-name="P150">});</text:p>
      <text:p text:style-name="P39">Middleware is executed in the order it appears in the app.js file</text:p>
      <text:p text:style-name="_5f_heading3"><text:bookmark text:name="git"/>Version Control with GIT</text:p>
      <text:p text:style-name="P40">After installing git on the machine, open terminal and go to the root folder for the project. Enter </text:p>
      <text:p text:style-name="_5f_commandLine">git init</text:p>
      <text:p text:style-name="P40">Should now see .git in the directory. Now enter </text:p>
      <text:p text:style-name="_5f_commandLine">git status</text:p>
      <text:p text:style-name="P40">This will show the folders in the project that git sees but is not tracking. Won't need to add everything to the repository. For example, the folder <text:span text:style-name="command_20_line_20_in_20_sentence"><text:span text:style-name="T21">node_modules</text:span></text:span> is generated when the app is installed and will be specific to the machine that is running it. Don't include in repo. Also, any log files are probably not needed.</text:p>
      <text:p text:style-name="P40">Add files and folders like this:</text:p>
      <text:p text:style-name="_5f_commandLine">git add package.json</text:p>
      <text:p text:style-name="_5f_exampleHeader_5f_singleLine">Ignore untracked Files</text:p>
      <text:p text:style-name="P40">create new file in the root of the project named</text:p>
      <text:p text:style-name="_5f_commandLine"><text:soft-page-break/>.gitignore</text:p>
      <text:p text:style-name="P40">add files and directories to be ignored to this file. Then add .<text:span text:style-name="command_20_line_20_in_20_sentence">gitignore</text:span> to the files being tracked.</text:p>
      <text:p text:style-name="_5f_exampleHeader_5f_singleLine">Make a git commit</text:p>
      <text:p text:style-name="P41">Requires 2 things: a change in the repository and a message. Run the following from the terminal</text:p>
      <text:p text:style-name="_5f_commandLine">git commit -m 'Initial Commit'</text:p>
      <text:p text:style-name="P41">The flag -m is for message and quoted string is message about the commit - this time initial.</text:p>
      <text:p text:style-name="P41">The project state is now saved.</text:p>
      <text:p text:style-name="_5f_commandLine">git commit -a -<text:span text:style-name="T43">m </text:span>'<text:span text:style-name="T43">the -</text:span>a flag adds all modified files to commit'</text:p>
      <text:p text:style-name="P183">Create an ssh Key</text:p>
      <text:p text:style-name="P42">Create ssh key to securely communicate between 2 computers - local and GitHub</text:p>
      <text:p text:style-name="P43">Check for existin ssh keys from terminal</text:p>
      <text:p text:style-name="_5f_commandLine">ls -al ~/.ssh</text:p>
      <text:p text:style-name="P43">Generate a new key</text:p>
      <text:p text:style-name="_5f_commandLine">ssh-keygen -t rsa -b 4096 -C 'occupant@wrainey.com'</text:p>
      <text:p text:style-name="P43">Accept defaults. Two new files are created - <text:span text:style-name="command_20_line_20_in_20_sentence">id_rsa</text:span> and <text:span text:style-name="command_20_line_20_in_20_sentence">id_rsa.pub</text:span> <text:s/>The first is the private key and the second is the one to give to services.</text:p>
      <text:p text:style-name="P44">Startup ssh agent and add new key:</text:p>
      <text:p text:style-name="_5f_commandLine">eval "$(ssh-agent -s)"</text:p>
      <text:p text:style-name="P44">Should see Agent and a process id to show that ssh-agent is running. <text:span text:style-name="T22">Next, give the agent the path to the new key</text:span></text:p>
      <text:p text:style-name="_5f_commandLine">ssh-add ~/.ssh/id_rsa</text:p>
      <text:p text:style-name="P45">Should see an Identity added message.</text:p>
      <text:p text:style-name="_5f_exampleHeader_5f_singleLine">Configure GitHub</text:p>
      <text:p text:style-name="P45">Login and go to 'SSH and GPG keys' from dashboard. </text:p>
      <text:p text:style-name="P45">Confirm key added:</text:p>
      <text:p text:style-name="_5f_commandLine">ssh -T git@github.com</text:p>
      <text:p text:style-name="P46">Create new repository then use '...or push an existing repository from the command line' Copy paste first of two commands to terminal and execute from the project root file.</text:p>
      <text:p text:style-name="P46">The second command will be used throughout to push code to GitHub</text:p>
      <text:p text:style-name="_5f_commandLine">git push -u origin master<text:span text:style-name="T54">pu</text:span></text:p>
      <text:p text:style-name="_5f_heading4"><text:bookmark text:name="heroku"/>Deploy App Using Heroku</text:p>
      <text:p text:style-name="P47">Download and install the CLI. <text:span text:style-name="T23">Test installation with</text:span></text:p>
      <text:p text:style-name="_5f_commandLine">heroku --help</text:p>
      <text:p text:style-name="P48">Login to heroku</text:p>
      <text:p text:style-name="_5f_commandLine">heroku login</text:p>
      <text:p text:style-name="P48">Add ssh key to heroku</text:p>
      <text:p text:style-name="_5f_commandLine"><text:soft-page-break/>heroku keys:add</text:p>
      <text:p text:style-name="P48">This will scan for ssh keys. Choose Y and it's done.</text:p>
      <text:p text:style-name="P48">View keys currently on account</text:p>
      <text:p text:style-name="_5f_commandLine">heroku keys</text:p>
      <text:p text:style-name="P48">Remove keys from account</text:p>
      <text:p text:style-name="_5f_commandLine">heroku keys:remove</text:p>
      <text:p text:style-name="P48">Test Connection. Look for Authentication succeeded (publickey) in the output</text:p>
      <text:p text:style-name="_5f_commandLine">ssh -v git@heroku.com</text:p>
      <text:p text:style-name="P48">Make 2 changes to app code needed to work with Heroku</text:p>
      <text:p text:style-name="P49">In server.js, <text:span text:style-name="T24">set a const at the beginning to either use the Heroku environment variable or to default to port 3000 if running locally.</text:span></text:p>
      <text:p text:style-name="_5f_code">const port = process.env.PORT || 3000;</text:p>
      <text:p text:style-name="P49">change the app.listen call at the end of the file to <text:span text:style-name="T24">the new constant named port</text:span></text:p>
      <text:p text:style-name="_5f_code"><text:s/><text:span text:style-name="T24">app.listen(port, () =&gt; {</text:span></text:p>
      <text:p text:style-name="_5f_code"><text:s text:c="2"/>console.log(`Server is up on port ${port}`);</text:p>
      <text:p text:style-name="_5f_code">});</text:p>
      <text:p text:style-name="P50">Now define a script in package.json. A script is just a command that can be run from the terminal. Heroku will call the start script to start the application. New script is “start”</text:p>
      <text:p text:style-name="_5f_code"><text:s text:c="2"/>"scripts": {</text:p>
      <text:p text:style-name="_5f_code"><text:s text:c="4"/>"test": "echo \"Error: no test specified\" &amp;&amp; exit 1",</text:p>
      <text:p text:style-name="_5f_code"><text:s text:c="4"/>"start": "node server.js"</text:p>
      <text:p text:style-name="_5f_code"><text:s text:c="2"/>},</text:p>
      <text:p text:style-name="_5f_heading4">Test the script using </text:p>
      <text:p text:style-name="_5f_commandLine">npm start</text:p>
      <text:p text:style-name="P50">Should see server port log from above. Should be able to point the browser to port 3000 to see the app. </text:p>
      <text:p text:style-name="P50">Now get ready to commit with git. Run git status. Newly modified files will show up. <text:span text:style-name="T25">To add everything seen, use the dot with add</text:span></text:p>
      <text:p text:style-name="_5f_commandLine">git add .</text:p>
      <text:p text:style-name="P51">Run status again to see what will be committed. Now commit with</text:p>
      <text:p text:style-name="_5f_commandLine">git commit -m 'Setup start script and heroku port'</text:p>
      <text:p text:style-name="P51">Push up to git hub</text:p>
      <text:p text:style-name="_5f_commandLine">git push</text:p>
      <text:p text:style-name="P51">Now run</text:p>
      <text:p text:style-name="_5f_commandLine">heroku create</text:p>
      <text:p text:style-name="P51">from the app root to create an application on heroku and new remote to git repository. Then, push up to heroku using </text:p>
      <text:p text:style-name="_5f_commandLine">git push heroku</text:p>
      <text:p text:style-name="P51">URL for new app will be the 2<text:span text:style-name="T2">nd</text:span> to last remot: log. Url will also be available in dashboard. Don't really need because you can open in default browser with the following in terminal in root app <text:soft-page-break/>directory.</text:p>
      <text:p text:style-name="_5f_commandLine">heroku open</text:p>
      <text:p text:style-name="_5f_heading2"><text:bookmark text:name="mocha"/>Mocha and Basic Testing</text:p>
      <text:p text:style-name="P52">Setting up the Mocha framework</text:p>
      <text:p text:style-name="P52">Start new project with npm init. Set up files and folders etc. Install the module with</text:p>
      <text:p text:style-name="_5f_commandLine">npm install mocha@3.0.0 --save-dev</text:p>
      <text:p text:style-name="P52">The new <text:span text:style-name="command_20_line_20_in_20_sentence">--save-dev</text:span> flag will install for local development only. <text:span text:style-name="T26">uses the attribute devDependencies in package.json to signal that it should only be installed locally</text:span></text:p>
      <text:p text:style-name="P53">Simple Example: Project contains a directory named <text:span text:style-name="command_20_line_20_in_20_sentence">utils</text:span> which holds the file <text:span text:style-name="command_20_line_20_in_20_sentence">utils.js</text:span>. It contains a simple function to test:</text:p>
      <text:p text:style-name="_5f_code">module.exports.add = (a, b) =&gt; a + b;</text:p>
      <text:p text:style-name="P53">Also in this folder is the file <text:span text:style-name="command_20_line_20_in_20_sentence">utils.test.js</text:span> <text:s/>Mocha will look at this extension to run. Create a first test case using Mocha's it function. Two arguments: first is string describing what the test is doing, the second is the function to run. Following is the entire file. </text:p>
      <text:p text:style-name="P151">const utils = require('./utils');</text:p>
      <text:p text:style-name="P151">it('should add two numbers', () =&gt; {</text:p>
      <text:p text:style-name="P151"><text:s text:c="4"/>var res = utils.add(33, 11);</text:p>
      <text:p text:style-name="P151"><text:s text:c="4"/>if (res !== 44) {</text:p>
      <text:p text:style-name="P151"><text:s text:c="6"/>throw new Error(`Expected 44 but got ${res}`);</text:p>
      <text:p text:style-name="P151"><text:s text:c="4"/>}</text:p>
      <text:p text:style-name="P151">});</text:p>
      <text:p text:style-name="P53">Configure package.json to use testing file extension. Add the following to scripts. This will look through all the project directories for files ending in <text:span text:style-name="command_20_line_20_in_20_sentence">.test.js</text:span></text:p>
      <text:p text:style-name="_5f_code"><text:s text:c="2"/>"scripts": {</text:p>
      <text:p text:style-name="_5f_code"><text:s text:c="4"/>"test": "mocha **/*.test.js"</text:p>
      <text:p text:style-name="_5f_code"><text:s text:c="2"/>},</text:p>
      <text:p text:style-name="P54">Now you can run all the tests with npm using </text:p>
      <text:p text:style-name="_5f_commandLine">npm test</text:p>
      <text:p text:style-name="_5f_heading3">Automatic Test Restarts with Nodemon</text:p>
      <text:p text:style-name="P55">Start the test suite with</text:p>
      <text:p text:style-name="_5f_commandLine">nodemon --exec 'npm test'</text:p>
      <text:p text:style-name="P56">can add this to a script on <text:span text:style-name="command_20_line_20_in_20_sentence">package.json</text:span> by adding:</text:p>
      <text:p text:style-name="P152">"test-watch": "nodemon --exec 'npm test'"</text:p>
      <text:p text:style-name="P57">Now the tests can be run from the terminal by entering</text:p>
      <text:p text:style-name="_5f_commandLine">npm run test-watch</text:p>
      <text:p text:style-name="_5f_heading3"/>
      <text:p text:style-name="P132"/>
      <text:p text:style-name="_5f_heading3"><text:soft-page-break/><text:span text:style-name="T56">Testing Ex</text:span>press Apps <text:span text:style-name="T27">with the Supertest Library</text:span></text:p>
      <text:p text:style-name="P58">Set up app</text:p>
      <text:p text:style-name="_5f_commandLine">npm i express@4.14.0 --save</text:p>
      <text:p text:style-name="_5f_commandLine"/>
      <text:p text:style-name="P59">Install Supertest</text:p>
      <text:p text:style-name="_5f_commandLine">npm <text:span text:style-name="T27">i supertest@2.0.0 --save-dev</text:span></text:p>
      <text:p text:style-name="P60">Create simple server in the file /server/server.js</text:p>
      <text:p text:style-name="P153">const express = require('express');</text:p>
      <text:p text:style-name="P153">var app = express();</text:p>
      <text:p text:style-name="P153"/>
      <text:p text:style-name="P153">app.get('/', (req, res) =&gt; {</text:p>
      <text:p text:style-name="P153"><text:s text:c="2"/>res.send('Hello World');</text:p>
      <text:p text:style-name="P153">});</text:p>
      <text:p text:style-name="P153"/>
      <text:p text:style-name="P153">app.listen(3000);</text:p>
      <text:p text:style-name="P153">module.exports.app = app; <text:s/>// export so supertest can use</text:p>
      <text:p text:style-name="P60">Create test in the file /server/server.test.js</text:p>
      <text:p text:style-name="P153">const request = require('supertest');</text:p>
      <text:p text:style-name="P153">var app = require('./server.js').app;</text:p>
      <text:p text:style-name="P153"/>
      <text:p text:style-name="P153">it('should return Hello World response', (done) =&gt; {</text:p>
      <text:p text:style-name="P153"><text:s text:c="2"/>request(app)</text:p>
      <text:p text:style-name="P153"><text:s text:c="2"/>.get('/')</text:p>
      <text:p text:style-name="P153"><text:s text:c="2"/>.expect('Hello World')</text:p>
      <text:p text:style-name="P153"><text:s text:c="2"/>.end(done);</text:p>
      <text:p text:style-name="P153">});</text:p>
      <text:p text:style-name="P61">Change it to a custom response</text:p>
      <text:p text:style-name="P61">Replace code for server:</text:p>
      <text:p text:style-name="P154"><text:s text:c="2"/>// res.send('Hello World');</text:p>
      <text:p text:style-name="P154"><text:s text:c="2"/>res.status(404).send({</text:p>
      <text:p text:style-name="P154"><text:s text:c="4"/>error: 'Page not found.'</text:p>
      <text:p text:style-name="P154"><text:s text:c="2"/>});</text:p>
      <text:p text:style-name="P61">Replacement code for test:</text:p>
      <text:p text:style-name="P154"><text:s text:c="2"/>// .expect(200) <text:s/>//ok code</text:p>
      <text:p text:style-name="P154"><text:s text:c="2"/>// .expect('Hello World')</text:p>
      <text:p text:style-name="P154"><text:s text:c="2"/>.expect(404)</text:p>
      <text:p text:style-name="P154"><text:s text:c="2"/>.expect({</text:p>
      <text:p text:style-name="P154"><text:s text:c="4"/>error: 'Page not found.'</text:p>
      <text:p text:style-name="P154"><text:s text:c="2"/>})</text:p>
      <text:p text:style-name="P61"><text:span text:style-name="T28">Supertest only supports equivalence tests. Can add the other assertions like toInclude from Expect.</text:span> This will allow access to headers, body, etc from the http response.</text:p>
      <text:p text:style-name="P61">First, add expect to server.test.js</text:p>
      <text:p text:style-name="P154">const expect = require('expect');</text:p>
      <text:p text:style-name="P62">Then use the expanded set of assertions</text:p>
      <text:p text:style-name="P155"><text:soft-page-break/><text:s text:c="2"/>.expect((res.body).toInclude({</text:p>
      <text:p text:style-name="P155"><text:s text:c="4"/>error: 'Page not found.'</text:p>
      <text:p text:style-name="P155"><text:s text:c="2"/>})</text:p>
      <text:p text:style-name="P63">Challenge Example: Create a new http get rout /users will return an array of objects through the send method. Make new test. assert 200, assert specific user exists in users array</text:p>
      <text:p text:style-name="P63">New Route:</text:p>
      <text:p text:style-name="P156">app.get('/users', (req, res) =&gt; {</text:p>
      <text:p text:style-name="P156"><text:s text:c="2"/>res.send([{</text:p>
      <text:p text:style-name="P156"><text:s text:c="6"/>name: 'Filbert',</text:p>
      <text:p text:style-name="P156"><text:s text:c="6"/>age: 14</text:p>
      <text:p text:style-name="P156"><text:s text:c="4"/>},{</text:p>
      <text:p text:style-name="P156"><text:s text:c="6"/>name: 'Petey',</text:p>
      <text:p text:style-name="P156"><text:s text:c="6"/>age: 13</text:p>
      <text:p text:style-name="P156"><text:s text:c="4"/>},{</text:p>
      <text:p text:style-name="P156"><text:s text:c="6"/>name: 'Baby',</text:p>
      <text:p text:style-name="P156"><text:s text:c="6"/>age: 12</text:p>
      <text:p text:style-name="P156"><text:s text:c="4"/>}]);</text:p>
      <text:p text:style-name="P156">});</text:p>
      <text:p text:style-name="P63">New Test:</text:p>
      <text:p text:style-name="P156">it('should return a specified user object', (done) =&gt; {</text:p>
      <text:p text:style-name="P156"><text:s text:c="2"/>request(app)</text:p>
      <text:p text:style-name="P156"><text:s text:c="4"/>.get('/users')</text:p>
      <text:p text:style-name="P156"><text:s text:c="4"/>.expect(200)</text:p>
      <text:p text:style-name="P156"><text:s text:c="4"/>.expect((res) =&gt; {</text:p>
      <text:p text:style-name="P156"><text:s text:c="6"/>expect(res.body).toInclude({</text:p>
      <text:p text:style-name="P156"><text:s text:c="8"/>name: 'Filbert',</text:p>
      <text:p text:style-name="P156"><text:s text:c="8"/>age: 14</text:p>
      <text:p text:style-name="P156"><text:s text:c="6"/>}</text:p>
      <text:p text:style-name="P156"><text:s text:c="4"/>);</text:p>
      <text:p text:style-name="P156"><text:s text:c="2"/>})</text:p>
      <text:p text:style-name="P156"><text:s text:c="2"/>.end(done);</text:p>
      <text:p text:style-name="P156">});</text:p>
      <text:p text:style-name="_5f_heading3">Organize tests with describe()</text:p>
      <text:p text:style-name="P64">A function just like it, comes from Mocha. Allows you to group tests together making it easier to scan the test output. Put all of the tests inside of the following call to describe. Describe calls can be nested. <text:span text:style-name="T29">By convention, </text:span>describe block<text:span text:style-name="T29">s</text:span> for specific method<text:span text:style-name="T29">s</text:span> add the # sign before the method name in the first argument to describe.</text:p>
      <text:p text:style-name="P157">describe('Utils', () =&gt; {</text:p>
      <text:p text:style-name="P157"/>
      <text:p text:style-name="P157">});</text:p>
      <text:p text:style-name="P192"><text:soft-page-break/></text:p>
      <text:p text:style-name="_5f_heading2"/>
      <text:p text:style-name="_5f_heading3">ES6 Object Destructuring</text:p>
      <text:p text:style-name="_5f_bodyIndent1">A way to make new variables from an object's properties.</text:p>
      <text:p text:style-name="P160">var user = {name: 'Nosey', age: 14};</text:p>
      <text:p text:style-name="P160">var {name} = user;</text:p>
      <text:p text:style-name="P160">console.log(name);</text:p>
      <text:p text:style-name="_5f_commandLine">Nosey</text:p>
      <text:p text:style-name="P71">Output is Nosey. So, a statement like</text:p>
      <text:p text:style-name="_5f_code">const MongoClient = require('mongodb').MongoClient;</text:p>
      <text:p text:style-name="P71">can become</text:p>
      <text:p text:style-name="_5f_code">const {MongoClient} = require('mongodb');</text:p>
      <text:p text:style-name="P71">It's possible to pull off multiple properties. For example</text:p>
      <text:p text:style-name="_5f_code">const {MongoClient, ObjectID} = require('mongodb');</text:p>
      <text:p text:style-name="P71">will pull off the ObjectID constructor function so you can use it to create id's on the fly.</text:p>
      <text:p text:style-name="P160">var obj = new ObjectID();</text:p>
      <text:p text:style-name="P160">console.log(obj);</text:p>
      <text:p text:style-name="P71">obj will be a unique id similar to</text:p>
      <text:p text:style-name="P184">58bf91bf3464ca062a844862</text:p>
      <text:p text:style-name="P71">that can be used however you like.</text:p>
      <text:p text:style-name="_5f_heading4">Fetching Data</text:p>
      <text:p text:style-name="P72">New file, mongodb-find.js </text:p>
      <text:p text:style-name="P72">the find method doesn't return the objects themselves, but rather a cursor - or pointer. The cursor has a number of methods, like toArray() which returns an array of the documents themselves. The toArray method returns a promise, so we add on a then call. </text:p>
      <text:p text:style-name="P161">db.collection('Todos').find().toArray().then((docs) =&gt; {</text:p>
      <text:p text:style-name="P161"><text:s text:c="2"/>console.log('Todos:');</text:p>
      <text:p text:style-name="P161"><text:s text:c="2"/>console.log(JSON.stringify(docs, undefined, 2));</text:p>
      <text:p text:style-name="P161">}, (err) =&gt; {</text:p>
      <text:p text:style-name="P161"><text:s text:c="2"/>console.log('unable to fetch todos', err);</text:p>
      <text:p text:style-name="P161">});</text:p>
      <text:p text:style-name="P73">To change the above query to query by the value of the completed property, add <text:span text:style-name="T33">a query</text:span> object with that property as an argument to the find method.</text:p>
      <text:p text:style-name="P162">db.collection('Todos').find({completed: false}).toArray().then((docs) =&gt; {</text:p>
      <text:p text:style-name="P74">To query by an object id, must use the ObjectID constructor because the id isn't a string, it's an ObjectID object.</text:p>
      <text:p text:style-name="P74">The same statement modified for an object id</text:p>
      <text:p text:style-name="P163">db.collection('Todos').find({</text:p>
      <text:p text:style-name="P163"><text:s text:c="2"/>_id: new ObjectID('58bf82757bbcbc05c8612d50')</text:p>
      <text:p text:style-name="P163"><text:s text:c="2"/>}).toArray().then((docs) =&gt; {</text:p>
      <text:p text:style-name="_5f_heading4"><text:soft-page-break/>Other cursor methods - count</text:p>
      <text:p text:style-name="P163">db.collection('Todos').find().count().then((count) =&gt; {</text:p>
      <text:p text:style-name="P163"><text:s text:c="2"/>console.log(`Todos count: ${count}`);</text:p>
      <text:p text:style-name="P163">}, (err) =&gt; {</text:p>
      <text:p text:style-name="P163"><text:s text:c="2"/>console.log('unable to fetch todos', err);</text:p>
      <text:p text:style-name="P163">});</text:p>
      <text:p text:style-name="P188">Delete Data from a MongoDB Collection</text:p>
      <text:p text:style-name="P75"><text:span text:style-name="codeInSentence">deleteMany</text:span>: Deletes all documents matching the query. This deletes all documents with a text property matching 'Eat Lunch'</text:p>
      <text:p text:style-name="P164"><text:s text:c="2"/>db.collection('Todos').deleteMany({text: 'Eat Lunch'}).then((result) =&gt; {</text:p>
      <text:p text:style-name="P164"><text:s text:c="4"/>console.log(result);</text:p>
      <text:p text:style-name="P164"><text:s text:c="2"/>});</text:p>
      <text:p text:style-name="P75"><text:span text:style-name="codeInSentence">deleteOne</text:span>: Deletes the first document matching the query then stops</text:p>
      <text:p text:style-name="P165"><text:s text:c="2"/>db.collection('Todos').deleteOne({text: 'Eat Lunch'}).then((result) =&gt; {</text:p>
      <text:p text:style-name="P165"><text:s text:c="4"/>console.log(result);</text:p>
      <text:p text:style-name="P165"><text:s text:c="2"/>});</text:p>
      <text:p text:style-name="P75"><text:span text:style-name="codeInSentence">findOneAndDelete</text:span>: Removes an individual item and returns its values. <text:span text:style-name="T34">Much of the time you only have the documentID, so this can be useful if you want to display the data and provide an undo button.</text:span></text:p>
      <text:p text:style-name="P165"><text:s text:c="2"/>db.collection('Todos').findOneAndDelete({completed: false}).then((result) =&gt; {</text:p>
      <text:p text:style-name="P165"><text:s text:c="4"/>console.log(result);</text:p>
      <text:p text:style-name="P165"><text:s text:c="2"/>});</text:p>
      <text:p text:style-name="P189">Delete Data from a MongoDB Collection</text:p>
      <text:p text:style-name="P76"><text:span text:style-name="codeInSentence">findOneAndUpdate</text:span><text:span text:style-name="codeInSentence"><text:span text:style-name="T35">(filter, update, options, callback)</text:span></text:span> </text:p>
      <text:p text:style-name="P76">Finds a document and updates it all in one operation. Requires a writelock for the duration of the operation. <text:span text:style-name="T36">Returns a promise if no callback passed in. For update argument, see mongodb update operators.</text:span></text:p>
      <text:p text:style-name="P166"><text:s text:c="2"/><text:span text:style-name="T37">db.collection('Users').findOneAndUpdate({</text:span></text:p>
      <text:p text:style-name="P167"><text:s text:c="4"/>_id: new ObjectID('58bf843757f37a05c988db20')</text:p>
      <text:p text:style-name="P167"><text:s text:c="2"/>}, {</text:p>
      <text:p text:style-name="P167"><text:s text:c="4"/>$set: {</text:p>
      <text:p text:style-name="P167"><text:s text:c="6"/>name: 'Petey'</text:p>
      <text:p text:style-name="P167"><text:s text:c="4"/>},</text:p>
      <text:p text:style-name="P167"><text:s text:c="4"/>$inc: {</text:p>
      <text:p text:style-name="P167"><text:s text:c="6"/>age: 1</text:p>
      <text:p text:style-name="P167"><text:s text:c="4"/>}</text:p>
      <text:p text:style-name="P167"><text:s text:c="2"/>}, {</text:p>
      <text:p text:style-name="P167"><text:s text:c="4"/>returnOriginal: false</text:p>
      <text:p text:style-name="P167"><text:s text:c="2"/>}).then((result) =&gt; {</text:p>
      <text:p text:style-name="P167"><text:s text:c="4"/>console.log(result);</text:p>
      <text:p text:style-name="P167"><text:s text:c="2"/>});</text:p>
      <text:p text:style-name="_5f_bodyIndent1"/>
      <text:p text:style-name="P77">This operation finds the document with the given id, changes the name to Petey and increments age</text:p>
      <text:p text:style-name="_5f_heading3"><text:soft-page-break/>Mongoose ORM <text:span text:style-name="T38">(</text:span>Object Relational Mapping<text:span text:style-name="T38">)</text:span></text:p>
      <text:p text:style-name="P78">NPM library makes it easier to structure data. Everything Mongoose does can be done with <text:s/>Mongodb Native Driver, but Mongoose cuts out a lot of the boilerplate code.</text:p>
      <text:p text:style-name="_5f_heading4">Setting Up Mongoose</text:p>
      <text:p text:style-name="P79">In the server.js file:</text:p>
      <text:p text:style-name="P168">var mongoose = require('mongoose');</text:p>
      <text:p text:style-name="P168">mongoose.Promise = global.Promise;</text:p>
      <text:p text:style-name="P168">mongoose.connect('mongodb://localhost:27017/TodoApp');</text:p>
      <text:p text:style-name="P79">Mongoose uses callbacks by default, so change that by setting mongoose.Promise. To use built in EC6 promises, set to global.Promise. This only needs to be done in the one file server.js <text:s/></text:p>
      <text:p text:style-name="_5f_heading4">Create a Model</text:p>
      <text:p text:style-name="P79">Model for everything to be stored in the database collection. First argument is the name and the second is an object that defines the properties in the model.</text:p>
      <text:p text:style-name="P168">var Todo = mongoose.model('Todo', {</text:p>
      <text:p text:style-name="P168"><text:s text:c="2"/>text: {</text:p>
      <text:p text:style-name="P168"><text:s text:c="4"/>type: String</text:p>
      <text:p text:style-name="P168"><text:s text:c="2"/>},</text:p>
      <text:p text:style-name="P168"><text:s text:c="2"/>completed: {</text:p>
      <text:p text:style-name="P168"><text:s text:c="4"/>type: Boolean</text:p>
      <text:p text:style-name="P168"><text:s text:c="2"/>},</text:p>
      <text:p text:style-name="P168"><text:s text:c="2"/>completedAt: {</text:p>
      <text:p text:style-name="P168"><text:s text:c="4"/>type: Number // will be Unix time stamp</text:p>
      <text:p text:style-name="P168"><text:s text:c="2"/>}</text:p>
      <text:p text:style-name="P168">});</text:p>
      <text:p text:style-name="_5f_heading4">Create <text:span text:style-name="T39">and Save </text:span>an Instance</text:p>
      <text:p text:style-name="P80">Creating an instance doesn't immediately save it. Must call the .save method afterwards. Save returns a promise, then returns either the new document object or an error object. None of the properties have been required yet, so the instance can be created with only one property set.</text:p>
      <text:p text:style-name="P169">var exampleTodo = new Todo({</text:p>
      <text:p text:style-name="P170"><text:s text:c="2"/>text: 'Walk the cat',</text:p>
      <text:p text:style-name="P170"><text:s text:c="2"/>completed: true,</text:p>
      <text:p text:style-name="P170"><text:s text:c="2"/>completedAt: 12345</text:p>
      <text:p text:style-name="P170">});</text:p>
      <text:p text:style-name="P169"/>
      <text:p text:style-name="P169">exampleTodo.save().then((doc) =&gt; {</text:p>
      <text:p text:style-name="P169"><text:s text:c="2"/>console.log('Document saved: ', doc);</text:p>
      <text:p text:style-name="P169">}, (e) =&gt; {</text:p>
      <text:p text:style-name="P169"><text:s text:c="2"/>console.log('Unable to save document',<text:span text:style-name="T40">e</text:span>);</text:p>
      <text:p text:style-name="P169">});</text:p>
      <text:p text:style-name="_5f_heading4">How to Improve Mongoose Models</text:p>
      <text:p text:style-name="P81">Add validation, require properties, set up smart defaults. </text:p>
      <text:p text:style-name="P171">var Todo = mongoose.model('Todo', {</text:p>
      <text:p text:style-name="P171"><text:s text:c="2"/>text: {</text:p>
      <text:p text:style-name="P171"><text:soft-page-break/><text:s text:c="4"/>type: String,</text:p>
      <text:p text:style-name="P171"><text:s text:c="4"/>required: true,</text:p>
      <text:p text:style-name="P171"><text:s text:c="4"/>minlength: 1,</text:p>
      <text:p text:style-name="P171"><text:s text:c="4"/>trim: true</text:p>
      <text:p text:style-name="P171"><text:s text:c="2"/>},</text:p>
      <text:p text:style-name="P171"><text:s text:c="2"/>completed: {</text:p>
      <text:p text:style-name="P171"><text:s text:c="4"/>type: Boolean,</text:p>
      <text:p text:style-name="P171"><text:s text:c="4"/>default: false</text:p>
      <text:p text:style-name="P171"><text:s text:c="2"/>},</text:p>
      <text:p text:style-name="P171"><text:s text:c="2"/>completedAt: {</text:p>
      <text:p text:style-name="P171"><text:s text:c="4"/>type: Number,</text:p>
      <text:p text:style-name="P171"><text:s text:c="4"/>default: null</text:p>
      <text:p text:style-name="P171"><text:s text:c="2"/>}</text:p>
      <text:p text:style-name="P171">});</text:p>
      <text:p text:style-name="P82">Mongoose will <text:span text:style-name="T41">type</text:span>cast some values. For example, booleans or numbers assigned to string properties will be converted to strings.</text:p>
      <text:p text:style-name="_5f_heading4">Postman</text:p>
      <text:p text:style-name="P83">Chrome app - Essential tool for REST apis. Helps test http requests.</text:p>
      <text:p text:style-name="_5f_heading4">body-parser </text:p>
      <text:p text:style-name="P85">Takes JSON and converts it into an object</text:p>
      <text:p text:style-name="P85">bodyParser.json returns a function that needs to be given to express.</text:p>
      <text:p text:style-name="_5f_heading4">Create HTTP Post Route for Adding New Todos</text:p>
      <text:p text:style-name="P84">Install express and body-parser</text:p>
      <text:p text:style-name="_5f_commandLine">npm i express@4.14.0 --save</text:p>
      <text:p text:style-name="_5f_commandLine">npm i body-parser@1.15.2 --save</text:p>
      <text:p text:style-name="_5f_heading4">Create a Record</text:p>
      <text:p text:style-name="P84">Use http POST operation.</text:p>
      <text:p text:style-name="P85">URL used in post is just the path. when using get, a common pattern is to use the path followed by a slash and the id to get a specific record or just the path to get all records.</text:p>
      <text:p text:style-name="P86">httpstatuses.com - list of all http statuses</text:p>
      <text:p text:style-name="P86">status code 400 is 'Bad Request' meaning bad input</text:p>
      <text:p text:style-name="_5f_exampleHeader_5f_singleLine">The server.js file So Far</text:p>
      <text:p text:style-name="P172">//------------------ Local Imports ---------------------</text:p>
      <text:p text:style-name="P172">var express = require('express');</text:p>
      <text:p text:style-name="P172">var bodyParser = require('body-parser');</text:p>
      <text:p text:style-name="P172">//------------------ Library Imports ---------------------</text:p>
      <text:p text:style-name="P172">var {mongoose} = require('./db/mongoose');</text:p>
      <text:p text:style-name="P172">var {Todo} = require('./models/todo');</text:p>
      <text:p text:style-name="P172">var {User} = require('./models/user');</text:p>
      <text:p text:style-name="P172"/>
      <text:p text:style-name="P172">var app = express();</text:p>
      <text:p text:style-name="P172"><text:soft-page-break/>//------------------ Configure middleware ---------------------</text:p>
      <text:p text:style-name="P172">app.use(bodyParser.json());</text:p>
      <text:p text:style-name="P172">//------------------ Create Post Routes ---------------------</text:p>
      <text:p text:style-name="P172">app.post('/todos', (req, res) =&gt; {</text:p>
      <text:p text:style-name="P172"><text:s text:c="2"/>// console.log(req.body);</text:p>
      <text:p text:style-name="P172"><text:s text:c="2"/>var todo = new Todo({</text:p>
      <text:p text:style-name="P172"><text:s text:c="4"/>text: req.body.text</text:p>
      <text:p text:style-name="P172"><text:s text:c="2"/>});</text:p>
      <text:p text:style-name="P172"><text:s text:c="2"/>todo.save().then((doc) =&gt; {</text:p>
      <text:p text:style-name="P172"><text:s text:c="4"/>res.send(doc);</text:p>
      <text:p text:style-name="P172"><text:s text:c="2"/>}, (e) =&gt; {</text:p>
      <text:p text:style-name="P172"><text:s text:c="4"/>res.status(400).send(e);</text:p>
      <text:p text:style-name="P172"><text:s text:c="2"/>});</text:p>
      <text:p text:style-name="P172">});</text:p>
      <text:p text:style-name="P172"/>
      <text:p text:style-name="P172">app.listen(3000, () =&gt; {</text:p>
      <text:p text:style-name="P172"><text:s text:c="2"/>console.log('Started on port 3000 ---------------------');</text:p>
      <text:p text:style-name="P172">});</text:p>
      <text:p text:style-name="_5f_exampleHeader_5f_singleLine">todo.js</text:p>
      <text:p text:style-name="P172">var mongoose = require('mongoose');</text:p>
      <text:p text:style-name="P172"/>
      <text:p text:style-name="P172">var Todo = mongoose.model('Todo', {</text:p>
      <text:p text:style-name="P172"><text:s text:c="2"/>text: {</text:p>
      <text:p text:style-name="P172"><text:s text:c="4"/>type: String,</text:p>
      <text:p text:style-name="P172"><text:s text:c="4"/>required: true,</text:p>
      <text:p text:style-name="P172"><text:s text:c="4"/>minlength: 1,</text:p>
      <text:p text:style-name="P172"><text:s text:c="4"/>trim: true</text:p>
      <text:p text:style-name="P172"><text:s text:c="2"/>},</text:p>
      <text:p text:style-name="P172"><text:s text:c="2"/>completed: {</text:p>
      <text:p text:style-name="P172"><text:s text:c="4"/>type: Boolean,</text:p>
      <text:p text:style-name="P172"><text:s text:c="4"/>default: false</text:p>
      <text:p text:style-name="P172"><text:s text:c="2"/>},</text:p>
      <text:p text:style-name="P172"><text:s text:c="2"/>completedAt: {</text:p>
      <text:p text:style-name="P172"><text:s text:c="4"/>type: Number,</text:p>
      <text:p text:style-name="P172"><text:s text:c="4"/>default: null</text:p>
      <text:p text:style-name="P172"><text:s text:c="2"/>}</text:p>
      <text:p text:style-name="P172">});</text:p>
      <text:p text:style-name="P172">module.exports = {Todo};</text:p>
      <text:p text:style-name="_5f_exampleHeader_5f_singleLine">user.js</text:p>
      <text:p text:style-name="P172">var mongoose = require('mongoose');</text:p>
      <text:p text:style-name="P172">var User = mongoose.model('User', {</text:p>
      <text:p text:style-name="P172"><text:s text:c="2"/>email: {</text:p>
      <text:p text:style-name="P172"><text:s text:c="4"/>type: String,</text:p>
      <text:p text:style-name="P172"><text:s text:c="4"/>required: true,</text:p>
      <text:p text:style-name="P172"><text:s text:c="4"/>trim: true,</text:p>
      <text:p text:style-name="P172"><text:s text:c="4"/>minlength: 1</text:p>
      <text:p text:style-name="P172"><text:s text:c="2"/>}</text:p>
      <text:p text:style-name="P172">});</text:p>
      <text:p text:style-name="P172"><text:soft-page-break/>module.exports = {User};</text:p>
      <text:p text:style-name="_5f_exampleHeader_5f_singleLine">mongoose.js</text:p>
      <text:p text:style-name="P172">// Configure mongoose database</text:p>
      <text:p text:style-name="P172">var mongoose = require('mongoose');</text:p>
      <text:p text:style-name="P172">mongoose.Promise = global.Promise;</text:p>
      <text:p text:style-name="P172">mongoose.connect('mongodb://localhost:27017/TodoApp');</text:p>
      <text:p text:style-name="P172"/>
      <text:p text:style-name="P172">module.exports = { mongoose };</text:p>
      <text:p text:style-name="P190">Testin<text:span text:style-name="T42">g</text:span></text:p>
      <text:p text:style-name="_5f_heading4"><text:span text:style-name="T42">M</text:span>odules to install:</text:p>
      <text:p text:style-name="P87">Expect: for assertions</text:p>
      <text:p text:style-name="P87">Mocha: for the entire test suite</text:p>
      <text:p text:style-name="P87">Supertest: to test Express routes</text:p>
      <text:p text:style-name="P87">Nodemon: Allow test-watch script so test suite will restart automatically</text:p>
      <text:p text:style-name="P87">Can Install them all in one command:</text:p>
      <text:p text:style-name="_5f_commandLine">npm i expect@1.20.2 mocha@3.0.2 nodemon@1.10.2 supertest@2.0.0 --save-dev</text:p>
      <text:p text:style-name="P88">Modify package.json to include:</text:p>
      <text:p text:style-name="P173"><text:s text:c="2"/>"scripts": {</text:p>
      <text:p text:style-name="P173"><text:s text:c="4"/>"test": "mocha server/**/*.test.js",</text:p>
      <text:p text:style-name="P173"><text:s text:c="4"/>"test-watch": "nodemon --exec 'npm test'"</text:p>
      <text:p text:style-name="P173"><text:s text:c="2"/>},</text:p>
      <text:p text:style-name="P87"/>
      <text:p text:style-name="_5f_bodyIndent1"/>
      <text:p text:style-name="_5f_bodyIndent1"/>
      <text:p text:style-name="P182">Deploying Todo Database API to Heroku</text:p>
      <text:p text:style-name="P89">Alter server.js to use port variable</text:p>
      <text:p text:style-name="_5f_code">const port = process.env.PORT || 3000;</text:p>
      <text:p text:style-name="P89">Add a start script for Heroku to the package.json file</text:p>
      <text:p text:style-name="P174">"start": "node server/server.js",</text:p>
      <text:p text:style-name="_5f_bodyIndent1">Tell Heroku which version of node to use. We're using ES6 so we ned v 6. To get version from terminal, enter <text:span text:style-name="command_20_line_20_in_20_sentence">node -v </text:span><text:span text:style-name="T44">use that version to add an engines property in package.json</text:span></text:p>
      <text:p text:style-name="P174"><text:s text:c="2"/>"engines": {</text:p>
      <text:p text:style-name="P174"><text:s text:c="4"/>"node": "6.10.0"</text:p>
      <text:p text:style-name="P174"><text:s text:c="2"/>},</text:p>
      <text:p text:style-name="P89">Now package.json is ready for Heroku</text:p>
      <text:p text:style-name="_5f_heading3">Set Up MongoDB Database</text:p>
      <text:p text:style-name="P89">On Heroku dashboard, choose project and click configure add-ons. <text:span text:style-name="T45">Look for mLab. Will be created from the command line, but here is the documentation.</text:span></text:p>
      <text:p text:style-name="P90">From the command line in the todo root directory, create new Heroku app:</text:p>
      <text:p text:style-name="_5f_commandLine">heroku create</text:p>
      <text:p text:style-name="P90">Then tell heroku to use the mLab (mongoLab) addon <text:span text:style-name="T46">with free(sandbox) option</text:span>:</text:p>
      <text:p text:style-name="_5f_commandLine">heroku addons:create mongolab:sandbox</text:p>
      <text:p text:style-name="P91">Get the URI for the database using</text:p>
      <text:p text:style-name="_5f_commandLine">heroku config</text:p>
      <text:p text:style-name="P91">The URI variable will be available on process.env when running the app. In the mongoose.js file, change the connect statement so it will use heroku if it is available.</text:p>
      <text:p text:style-name="_5f_code">mongoose.connect(process.env.MONGODB_URI || 'mongodb://localhost:27017/TodoApp');</text:p>
      <text:p text:style-name="P91">Make a git commit and push up to gitHub, then push it up to heroku with:</text:p>
      <text:p text:style-name="_5f_commandLine">git push heroku master</text:p>
      <text:p text:style-name="P92">Check the server log for application - it will show the port:</text:p>
      <text:p text:style-name="_5f_commandLine">heroku logs</text:p>
      <text:p text:style-name="_5f_heading4">Postman Tweaks to Ease Switching Between Local and Heroku</text:p>
      <text:p text:style-name="P92">Postman Environments</text:p>
      <text:p text:style-name="P92">Start local server:</text:p>
      <text:p text:style-name="_5f_commandLine">node <text:span text:style-name="T47">server</text:span>/server.js</text:p>
      <text:p text:style-name="P93">In Postman, open 'Manage Environments' and add new envronment for localhost:3000 and another with the Heroku url. </text:p>
      <text:p text:style-name="P93">Modify the saved requests to use {{url}} instead of localhost:3000 and save.</text:p>
      <text:p text:style-name="_5f_heading3">Update a Resource Using HTTP PATCH</text:p>
      <text:p text:style-name="P94"/>
      <text:p text:style-name="P94"><text:soft-page-break/></text:p>
      <text:p text:style-name="P95">lodash pick is a method that allows you to choose properties out of an object for update. This way, other properties will not be available for changes. First argument is the object, the second is an array of the property names to be picked. <text:span text:style-name="T48">These are the property names of the values the user passed to us.</text:span></text:p>
      <text:p text:style-name="_5f_code">var body = _.pick(req.body, ['text', 'completed']);</text:p>
      <text:p text:style-name="P95"/>
      <text:p text:style-name="P96">Testing Patch</text:p>
      <text:p text:style-name="P175"><text:s text:c="2"/>it('should clear completedAt when todo is not completed', (done) =&gt; {</text:p>
      <text:p text:style-name="P175"><text:s text:c="4"/>var hexId = todos[1]._id.toHexString();</text:p>
      <text:p text:style-name="P175"><text:s text:c="4"/>request(app)</text:p>
      <text:p text:style-name="P175"><text:s text:c="4"/>.patch(`/todos/${hexId}`)</text:p>
      <text:p text:style-name="P175"><text:s text:c="4"/>.send({</text:p>
      <text:p text:style-name="P175"><text:s text:c="6"/>completed: false</text:p>
      <text:p text:style-name="P175"><text:s text:c="4"/>})</text:p>
      <text:p text:style-name="P175"><text:s text:c="4"/>.expect(200)</text:p>
      <text:p text:style-name="P175"><text:s text:c="4"/>.expect((res) =&gt; {</text:p>
      <text:p text:style-name="P175"><text:s text:c="6"/>expect(res.body.todo.completedAt).toNotExist();</text:p>
      <text:p text:style-name="P175"><text:s text:c="4"/>})</text:p>
      <text:p text:style-name="P175"><text:s text:c="4"/>.end(done);</text:p>
      <text:p text:style-name="P175"><text:s text:c="2"/>});</text:p>
      <text:p text:style-name="_5f_heading3">Set Local Environment Variables to Use Testing Database</text:p>
      <text:p text:style-name="P96">Three environments: </text:p>
      <text:p text:style-name="P97">production: <text:span text:style-name="T49">running app on Heroku</text:span></text:p>
      <text:p text:style-name="P97">development: <text:span text:style-name="T49">running app locally</text:span></text:p>
      <text:p text:style-name="P97">test: <text:span text:style-name="T49">running app through mocha</text:span></text:p>
      <text:p text:style-name="P98">Alter the test script in package.json to the following:</text:p>
      <text:p text:style-name="P135"><text:s text:c="4"/>"test": "export NODE_ENV=test || SET \"NODE_ENV=test\" &amp;&amp; mocha server/**/*.test.js",</text:p>
      <text:p text:style-name="P98">Since the test script runs only when testing, this will set the variable process.env.NODE_ENV to test when we're testing in mocha. The SET option is for windows and the &amp;&amp; chains the two commands together.</text:p>
      <text:p text:style-name="P98">This variable temporarily added to the beginning of server.js, going somewhere else later</text:p>
      <text:p text:style-name="_5f_code">var env = process.env.NODE_ENV <text:span text:style-name="T50">|| 'development'</text:span>; <text:s/>// setting here temporarily</text:p>
      <text:p text:style-name="P98">It is already set to production on Heroku, so it will only be assigned when running locally.</text:p>
      <text:p text:style-name="P99">In mongoose.js, change connect call to </text:p>
      <text:p text:style-name="_5f_code">mongoose.connect(process.env.MONGODB_URI);</text:p>
      <text:p text:style-name="P99"/>
      <text:p text:style-name="_5f_heading2"><text:bookmark text:name="SecurityAuthentication"/>Security and Authentication</text:p>
      <text:p text:style-name="P100">Validator</text:p>
      <text:p text:style-name="P100"><text:soft-page-break/></text:p>
      <text:p text:style-name="P100">npm email validation module</text:p>
      <text:p text:style-name="_5f_heading3">Hashing and JSON Web Tokens</text:p>
      <text:p text:style-name="P101">Authenticate requests with a token system. Token is sent back from signup and login requests. Client then uses token to authenticate other requests. Sent along as a header, </text:p>
      <text:p text:style-name="P102">Install crypto-js module <text:span text:style-name="T51">for playground use. Won't use this in the actual app, will use JSON Web Tokens instead.</text:span></text:p>
      <text:p text:style-name="P102">Hashing with the shah 256 function, so import the module like so:</text:p>
      <text:p text:style-name="_5f_code">const {SHA256} = require('crypto-js');</text:p>
      <text:p text:style-name="P102">One way algorithm. Given the message, you will always get the same hash back. But you can never tet the original message out of the hash.</text:p>
      <text:p text:style-name="P102">Simple example:</text:p>
      <text:p text:style-name="P176">const {SHA256} = require('crypto-js');</text:p>
      <text:p text:style-name="P176"/>
      <text:p text:style-name="P176">var message = 'I am user number 3';</text:p>
      <text:p text:style-name="P176">var hash = SHA256(message).toString(); <text:s/>// SHA256 returns an ObjectID</text:p>
      <text:p text:style-name="P176"/>
      <text:p text:style-name="P176">console.log(hash);</text:p>
      <text:p text:style-name="P176">// output: 9da4d19e100809d42da806c2b7df5cf37e72623d42f1669eb112e23f5c9d45a3</text:p>
      <text:p text:style-name="_5f_heading4">JSON Web Token Standard <text:span text:style-name="T51">(JWT)</text:span></text:p>
      <text:p text:style-name="P103">Install JSON Web Token library:</text:p>
      <text:p text:style-name="P104">Usage:</text:p>
      <text:p text:style-name="P177">const jwt = require('jsonwebtoken');</text:p>
      <text:p text:style-name="P177"/>
      <text:p text:style-name="P177">var saltValue = 'fjeims';</text:p>
      <text:p text:style-name="P177"/>
      <text:p text:style-name="P177">var data = { id: 10 };</text:p>
      <text:p text:style-name="P177"/>
      <text:p text:style-name="P177">var token = jwt.sign(data, saltValue);</text:p>
      <text:p text:style-name="P177">console.log('Token is ', token);</text:p>
      <text:p text:style-name="P177"/>
      <text:p text:style-name="P177">var decoded = jwt.verify(token, saltValue);</text:p>
      <text:p text:style-name="P177">console.log('Decoded is ', decoded);</text:p>
      <text:p text:style-name="P105">Model Methods</text:p>
      <text:p text:style-name="_5f_code">User.findByToken</text:p>
      <text:p text:style-name="P105">Instance Methods</text:p>
      <text:p text:style-name="_5f_code">user.generateAuthToken</text:p>
      <text:p text:style-name="_5f_heading3">Private Routes and Middleware</text:p>
      <text:p text:style-name="P107"/>
      <text:p text:style-name="_5f_heading3"><text:soft-page-break/>Hashing Passwords with <text:span text:style-name="T52">BC</text:span>r<text:span text:style-name="T52">y</text:span>pt<text:span text:style-name="T52">js</text:span></text:p>
      <text:p text:style-name="P108">Salting built in.</text:p>
      <text:p text:style-name="_5f_code">npm i bcryptjs --save</text:p>
      <text:p text:style-name="P108"/>
      <text:p text:style-name="_5f_heading4">Mongoose Middleware</text:p>
      <text:p text:style-name="P109">Lets you run certain code before or after certain events.</text:p>
      <text:p text:style-name="_5f_bodyIndent1"/>
      <text:p text:style-name="_5f_bodyIndent1"/>
      <text:p text:style-name="P110">Promise.all takes an array of promises. .then is not called until all of the promises in the array have resolved.</text:p>
      <text:p text:style-name="P110"/>
      <text:p text:style-name="P111">Updating for user authentication:</text:p>
      <text:p text:style-name="P112">add middleware</text:p>
      <text:p text:style-name="P112">update the query</text:p>
      <text:p text:style-name="P112">update the test cases</text:p>
      <text:p text:style-name="_5f_bodyIndent1"/>
      <text:p text:style-name="_5f_bodyIndent1"/>
      <text:p text:style-name="_5f_heading3">Set Environment Variables on Heroku</text:p>
      <text:p text:style-name="_5f_commandLine">heroku config</text:p>
      <text:p text:style-name="P113">to see existing from the terminal</text:p>
      <text:p text:style-name="P113">To set a new env variable:</text:p>
      <text:p text:style-name="_5f_commandLine">heroku config:set NAME=Will</text:p>
      <text:p text:style-name="P113">To get the value of an individual environment variable:</text:p>
      <text:p text:style-name="_5f_commandLine">heroku config:get NAME</text:p>
      <text:p text:style-name="P113">Remove a variable</text:p>
      <text:p text:style-name="_5f_commandLine">heroku config:unset NAME</text:p>
      <text:p text:style-name="P113"/>
      <text:p text:style-name="_5f_heading3">Configure RoboMongo to use Heroku</text:p>
      <text:p text:style-name="P114">Get the mongo info by running this on the terminal:</text:p>
      <text:p text:style-name="_5f_commandLine">heroku config:get MONGODB_URI</text:p>
      <text:p text:style-name="P114">The output will look something like this:</text:p>
      <text:p text:style-name="_5f_commandLine">mongodb://heroku_wh3c6l2p:a2idpkqrtb65pvs3ipjhg7a3kd@ds127190.mlab.com:27190/heroku_wh3c6l2p</text:p>
      <text:p text:style-name="P114">It divides out to</text:p>
      <text:p text:style-name="P114"><text:soft-page-break/>Protocall: mongodb connection request@2.80.0</text:p>
      <text:p text:style-name="P186">mongodb://</text:p>
      <text:p text:style-name="P114">Username- everything after the protocall and up to the colon</text:p>
      <text:p text:style-name="P186">heroku_wh3c6l2p</text:p>
      <text:p text:style-name="P114">Password: everything after the colon and up to the @ symbol</text:p>
      <text:p text:style-name="P186">a2idpkqrtb65pvs3ipjhg7a3kd</text:p>
      <text:p text:style-name="P114">Address: everything after the @ and up to the next colon</text:p>
      <text:p text:style-name="P186">ds127190.mlab.com</text:p>
      <text:p text:style-name="P114">Port: everything after the colon up to the forward slash</text:p>
      <text:p text:style-name="P186">27190</text:p>
      <text:p text:style-name="P114">Database: everything after the forward slash</text:p>
      <text:p text:style-name="P186">heroku_wh3c6l2p</text:p>
      <text:p text:style-name="P113"/>
      <text:p text:style-name="_5f_heading3">Navigating OSX Terminal</text:p>
      <text:p text:style-name="P115">See other drives/volumes</text:p>
      <text:p text:style-name="_5f_commandLine">ls /Volumes</text:p>
      <text:p text:style-name="P115">Change to another drive</text:p>
      <text:p text:style-name="_5f_commandLine">cd /Volumes/Abernathy</text:p>
      <text:p text:style-name="P115"/>
      <text:p text:style-name="P115"/>
      <text:p text:style-name="P115"/>
      <text:p text:style-name="P115"/>
      <text:p text:style-name="P115"/>
      <text:p text:style-name="P115"/>
      <text:p text:style-name="P115"/>
      <text:p text:style-name="_5f_bodyIndent1"/>
      <text:p text:style-name="_5f_bodyIndent1"/>
      <text:p text:style-name="_5f_bodyIndent1"/>
      <text:p text:style-name="_5f_bodyIndent1"/>
      <text:p text:style-name="P182">Libraries/Modules and their Methods</text:p>
      <text:p text:style-name="_5f_heading3">supertest </text:p>
      <text:p text:style-name="_5f_heading4">request</text:p>
      <text:p text:style-name="_5f_heading4">set()</text:p>
      <text:p text:style-name="P117"><text:s/>-sets headers <text:span text:style-name="T53">that test sends to server</text:span></text:p>
      <text:p text:style-name="P116"/>
      <text:p text:style-name="_5f_heading3">Node</text:p>
      <text:p text:style-name="_5f_heading4">Path</text:p>
      <text:p text:style-name="P119">Path.join() <text:s/>- Cleans up path by resolving moves in and out of directories</text:p>
      <text:p text:style-name="_5f_heading2"/>
      <text:p text:style-name="_5f_heading2"/>
      <text:p text:style-name="_5f_heading2"/>
      <text:p text:style-name="_5f_heading2"/>
      <text:p text:style-name="_5f_heading2">09 Real Time Web Apps with Socket.io</text:p>
      <text:p text:style-name="P118">Starting Project</text:p>
      <text:p text:style-name="_5f_commandLine">npm init</text:p>
      <text:p text:style-name="_5f_commandLine">git init</text:p>
      <text:p text:style-name="P121">Add scripts and engines to package.json</text:p>
      <text:p text:style-name="_5f_code">"start": "node server/server.js",</text:p>
      <text:p text:style-name="_5f_code">"node": "6.2.2"</text:p>
      <text:p text:style-name="P120">Configure Server to Accept Incoming Connections</text:p>
      <text:p text:style-name="_5f_heading4">server.js</text:p>
      <text:p text:style-name="_5f_code">const path = require('path');</text:p>
      <text:p text:style-name="_5f_code">const http = require('http');</text:p>
      <text:p text:style-name="_5f_code">const express = require('express');</text:p>
      <text:p text:style-name="_5f_code">const socketIO = require('socket.io');</text:p>
      <text:p text:style-name="_5f_code"/>
      <text:p text:style-name="_5f_code">const publicPath = path.join(__dirname, '../public'); //set path to public dir</text:p>
      <text:p text:style-name="_5f_code">var app = express();</text:p>
      <text:p text:style-name="_5f_code">const port = process.env.PORT || 3000;</text:p>
      <text:p text:style-name="_5f_code">var server = http.createServer(app); <text:s/>// express uses http object - this needed for socketio</text:p>
      <text:p text:style-name="_5f_code">var io = socketIO(server);</text:p>
      <text:p text:style-name="_5f_code"/>
      <text:p text:style-name="_5f_code"><text:soft-page-break/>app.use(express.static(publicPath)); <text:s/>//serve up public dir</text:p>
      <text:p text:style-name="_5f_code"/>
      <text:p text:style-name="_5f_code"/>
      <text:p text:style-name="_5f_code">server.listen(port, () =&gt; {</text:p>
      <text:p text:style-name="_5f_code"><text:s text:c="2"/>console.log(`\n---------- Server Up on port ${port} ----------\n`);</text:p>
      <text:p text:style-name="_5f_code">});</text:p>
      <text:p text:style-name="_5f_code"/>
      <text:p text:style-name="P121">Load socket.io.js library into html page and create a socket. The variable socket is the connection. It will be the object through which we listen for and send data to the server. <text:span text:style-name="T55">socket.on calls a built in method that fires whenever a connection is made.</text:span></text:p>
      <text:p text:style-name="P179"><text:s text:c="2"/>var socket = io();</text:p>
      <text:p text:style-name="P179"><text:s text:c="2"/>socket.on('connect', () =&gt; {</text:p>
      <text:p text:style-name="P179"><text:s text:c="4"/>console.log('client connected to server');</text:p>
      <text:p text:style-name="P179"><text:s text:c="2"/>});</text:p>
      <text:p text:style-name="_5f_heading4">Register an event listener <text:span text:style-name="T55">on the server</text:span></text:p>
      <text:p text:style-name="P178">io.on('connection', (socket) =&gt; {</text:p>
      <text:p text:style-name="P178"><text:s text:c="2"/>console.log('New user connected');</text:p>
      <text:p text:style-name="P178">});</text:p>
      <text:p text:style-name="P122">fired when a new user connects. Callback recieves the individual socket that the user is on. If connection is lost client will continue to try to connect.</text:p>
      <text:p text:style-name="P123">Connection event fires in the client as well. <text:span text:style-name="T55">The listener is set up in the script tag above with</text:span></text:p>
      <text:p text:style-name="P180"><text:s text:c="2"/><text:span text:style-name="T55">socket.on('connect', () =&gt; {</text:span></text:p>
      <text:p text:style-name="P179"><text:s text:c="4"/>console.log('client connected to server');</text:p>
      <text:p text:style-name="P179"><text:s text:c="2"/>});</text:p>
      <text:p text:style-name="P124">Disconnect from the server. Fired whenever the connection drops</text:p>
      <text:p text:style-name="_5f_code">socket.on('disconnect', () =&gt; {</text:p>
      <text:p text:style-name="_5f_code"><text:s text:c="2"/>console.log('Disconnected from server');</text:p>
      <text:p text:style-name="_5f_code">});</text:p>
      <text:p text:style-name="_5f_heading4">Emitting and Listening to Custom Events</text:p>
      <text:p text:style-name="P125"/>
      <text:p text:style-name="P126">io.emit emits a message to every single connection</text:p>
      <text:p text:style-name="P126">socket.emit emits a message to that single socket only.</text:p>
      <text:p text:style-name="P127">Broadcasting</text:p>
      <text:p text:style-name="P127">Emitting an event to everyone but one specific user</text:p>
      <text:p text:style-name="_5f_heading4">Aknowledgements</text:p>
      <text:p text:style-name="P128">Data flow from client to server, validation, then callback to send optional data back to client.</text:p>
      <text:p text:style-name="P128">Work in both directions.</text:p>
      <text:p text:style-name="P128">On the server side, add the callback argument to the handler and call it in the body. To send data back, add it as an argument to the callback.</text:p>
      <text:p text:style-name="P181"><text:s text:c="2"/>socket.on('createMessage', (message, callback) =&gt; { <text:s/>// added callback for aknowledgement</text:p>
      <text:p text:style-name="P181"><text:soft-page-break/><text:s text:c="4"/>console.log(message);</text:p>
      <text:p text:style-name="P181"><text:s text:c="4"/>io.emit('newMessage', generateMessage(message.from, message.text)); <text:s/>// io. send to everyone</text:p>
      <text:p text:style-name="P181"><text:s text:c="4"/>callback('Server aknowledges You'); // sends event back to front end</text:p>
      <text:p text:style-name="P181"><text:s text:c="2"/>});</text:p>
      <text:p text:style-name="P128">On the client side, add a callback to the emitter</text:p>
      <text:p text:style-name="P181">socket.emit('createMessage', {</text:p>
      <text:p text:style-name="P181"><text:s text:c="2"/>from: 'Meh',</text:p>
      <text:p text:style-name="P181"><text:s text:c="2"/>text: 'Bleh'</text:p>
      <text:p text:style-name="P181">}, function (data) { <text:s/>// callback function added for aknowledgement</text:p>
      <text:p text:style-name="P181"><text:s text:c="2"/>console.log(data);</text:p>
      <text:p text:style-name="P181">});</text:p>
      <text:p text:style-name="_5f_code"/>
      <text:p text:style-name="P128"/>
      <text:p text:style-name="P124"/>
      <text:p text:style-name="_5f_heading3">Autoscrolling</text:p>
      <text:p text:style-name="P129">Access to 3 properties:</text:p>
      <text:p text:style-name="P129">scrollHeight: height of the entire container, regardless of how much is visible in the browser</text:p>
      <text:p text:style-name="P129">clientHeight: height of the visible container</text:p>
      <text:p text:style-name="P129">scrollTop: number of pixels scrolled down into the entire container</text:p>
      <text:p text:style-name="P129">When scrollHeight is equal to clientHeight + scrollTop, we know the client is at the bottom of the container.</text:p>
      <text:p text:style-name="P129"/>
      <text:p text:style-name="P130">Add Users</text:p>
      <text:p text:style-name="P124"/>
      <text:p text:style-name="_5f_heading4">Location Object</text:p>
      <text:p text:style-name="P131">Global object provided by the browser with useful properties, including search, which is the query string from the url. Access with</text:p>
      <text:p text:style-name="_5f_code">window.location.search</text:p>
      <text:p text:style-name="_5f_heading4">jQuery.param</text:p>
      <text:p text:style-name="_5f_code">jQuery.param({name: 'Meh', age: 25}); <text:s/>//returns query string "name=Meh&amp;age=25"</text:p>
      <text:p text:style-name="P131"/>
      <text:p text:style-name="P131"/>
      <text:p text:style-name="P131"/>
      <text:p text:style-name="P1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ndale Mono1" svg:font-family="'Andale Mono'" style:font-pitch="fixed"/>
    <style:font-face style:name="Andale Mono" svg:font-family="'Andale Mono'" style:font-adornments="Regular" style:font-pitch="fixed"/>
    <style:font-face style:name="Liberation Mono" svg:font-family="'Liberation Mono'" style:font-family-generic="moder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text-properties fo:font-size="115%" fo:font-weight="normal" style:font-size-asian="115%" style:font-weight-asian="bold" style:font-size-complex="115%" style:font-weight-complex="bold"/>
    </style:style>
    <style:style style:name="header" style:family="paragraph" style:parent-style-name="Header">
      <style:paragraph-properties fo:text-align="end" style:justify-single-word="false"/>
      <style:text-properties fo:color="#808080" style:font-name="Arial" fo:font-family="Arial" style:font-family-generic="swiss" style:font-pitch="variable" fo:font-size="8pt" style:font-size-asian="8pt" style:font-size-complex="8pt"/>
    </style:style>
    <style:style style:name="_5f_heading2" style:display-name="_heading2" style:family="paragraph" style:parent-style-name="Heading_20_1" style:default-outline-level="" style:list-style-name="">
      <style:paragraph-properties style:shadow="none"/>
      <style:text-properties fo:font-size="14pt" fo:font-weight="bold" style:font-size-asian="14pt" style:font-weight-asian="bold" style:font-size-complex="14pt" style:font-weight-complex="bold"/>
    </style:style>
    <style:style style:name="_5f_bodyIndent1" style:display-name="_bodyIndent1" style:family="paragraph" style:parent-style-name="Standard">
      <style:paragraph-properties fo:margin-left="0.25in" fo:margin-right="0in" fo:margin-top="0.0799in" fo:margin-bottom="0in" loext:contextual-spacing="false" fo:text-indent="0in" style:auto-text-indent="false"/>
      <style:text-properties officeooo:rsid="00687b0c"/>
    </style:style>
    <style:style style:name="_5f_bodyBulletIndent1" style:display-name="_bodyBulletIndent1" style:family="paragraph" style:parent-style-name="_5f_bodyIndent1" style:list-style-name="bulletListCustom_5f_indent1" style:master-page-name="">
      <loext:graphic-properties draw:fill="none" draw:fill-color="#99ccff"/>
      <style:paragraph-properties fo:margin-left="0.5in" fo:margin-right="0in" fo:margin-top="0.0598in" fo:margin-bottom="0in" loext:contextual-spacing="false" fo:text-indent="-0.15in" style:auto-text-indent="false" style:page-number="auto" fo:background-color="transparent">
        <style:tab-stops/>
      </style:paragraph-properties>
      <style:text-properties officeooo:rsid="0076d5db"/>
    </style:style>
    <style:style style:name="algorithm" style:family="paragraph" style:parent-style-name="_5f_bodyBulletIndent1" style:list-style-name="bulletListCustom_5f_indent1"/>
    <style:style style:name="_5f_code" style:display-name="_code" style:family="paragraph" style:parent-style-name="_5f_bodyIndent1" style:list-style-name="">
      <loext:graphic-properties draw:fill="none" draw:fill-color="#99ccff"/>
      <style:paragraph-properties fo:margin-left="0.4in" fo:margin-right="0in" fo:margin-top="0.0402in" fo:margin-bottom="0in" loext:contextual-spacing="false" fo:text-indent="0in" style:auto-text-indent="false" fo:background-color="transparent">
        <style:tab-stops>
          <style:tab-stop style:position="0.15in"/>
        </style:tab-stops>
      </style:paragraph-properties>
      <style:text-properties style:font-name="Andale Mono" fo:font-family="'Andale Mono'" style:font-style-name="Regular" style:font-pitch="fixed" fo:font-size="9pt" style:font-size-asian="9pt" style:font-size-complex="9pt"/>
    </style:style>
    <style:style style:name="bodyOutline1" style:family="paragraph" style:parent-style-name="_5f_bodyIndent1" style:default-outline-level="1">
      <style:paragraph-properties fo:margin-left="0in" fo:margin-right="0in" fo:margin-top="0in" fo:margin-bottom="0in" loext:contextual-spacing="false" fo:text-indent="0in" style:auto-text-indent="false"/>
      <style:text-properties fo:font-size="14pt"/>
    </style:style>
    <style:style style:name="bodyOutline3" style:family="paragraph" style:parent-style-name="Heading_20_1" style:default-outline-level="3">
      <style:text-properties style:font-name="Times New Roman1" fo:font-family="'Times New Roman'" style:font-style-name="Regular" style:font-family-generic="roman" style:font-pitch="variable" fo:font-size="12pt" fo:font-weight="normal" style:font-size-asian="10.5pt" style:font-size-complex="10.5pt"/>
    </style:style>
    <style:style style:name="bodyOutline4" style:family="paragraph" style:parent-style-name="bodyOutline3" style:default-outline-level="4">
      <style:text-properties style:font-size-asian="10.5pt" style:font-size-complex="10.5pt"/>
    </style:style>
    <style:style style:name="bodyOutline5" style:family="paragraph" style:parent-style-name="bodyOutline4" style:default-outline-level="" style:list-style-nam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odyOutline2" style:family="paragraph" style:parent-style-name="bodyOutline3" style:default-outline-level="2">
      <style:text-properties style:font-name="Times New Roman1" fo:font-family="'Times New Roman'" style:font-style-name="Regular" style:font-family-generic="roman" style:font-pitch="variable" fo:font-size="12pt" fo:font-weight="normal" style:font-size-asian="10.5pt" style:font-size-complex="10.5pt"/>
    </style:style>
    <style:style style:name="_5f_heading3" style:display-name="_heading3" style:family="paragraph" style:parent-style-name="Heading_20_1">
      <style:paragraph-properties fo:margin-top="0.2402in" fo:margin-bottom="0in" loext:contextual-spacing="false"/>
      <style:text-properties style:font-name="Arial" fo:font-family="Arial" style:font-family-generic="swiss" style:font-pitch="variable" fo:font-size="11pt" fo:font-weight="bold" style:font-size-asian="11pt" style:font-weight-asian="bold" style:font-size-complex="11pt" style:font-weight-complex="bold"/>
    </style:style>
    <style:style style:name="codeInBody" style:family="paragraph" style:parent-style-name="_5f_bodyIndent1">
      <style:paragraph-properties fo:margin-left="0.25in" fo:margin-right="0in" fo:text-indent="0in" style:auto-text-indent="false"/>
      <style:text-properties style:font-name="Andale Mono1" fo:font-family="'Andale Mono'" style:font-pitch="fixed" fo:font-size="9pt" style:font-size-asian="9pt" style:font-size-complex="9pt"/>
    </style:style>
    <style:style style:name="codeInBody_5f_block" style:display-name="codeInBody_block" style:family="paragraph" style:parent-style-name="codeInBody" style:default-outline-level="1" style:list-style-name="">
      <style:paragraph-properties fo:margin-top="0in" fo:margin-bottom="0.0598in" loext:contextual-spacing="false"/>
    </style:style>
    <style:style style:name="codeBulletIndent1" style:family="paragraph" style:parent-style-name="_5f_bodyBulletIndent1">
      <style:text-properties style:font-name="Andale Mono1" fo:font-family="'Andale Mono'" style:font-pitch="fixed" fo:font-size="9pt" style:font-size-asian="9pt" style:font-size-complex="9pt"/>
    </style:style>
    <style:style style:name="_5f_heading4" style:display-name="_heading4" style:family="paragraph" style:parent-style-name="_5f_bodyIndent1">
      <loext:graphic-properties draw:fill="none" draw:fill-color="#99ccff"/>
      <style:paragraph-properties fo:margin-left="0.1799in" fo:margin-right="0in" fo:margin-top="0.1799in" fo:margin-bottom="0in" loext:contextual-spacing="false" fo:text-indent="0in" style:auto-text-indent="false" fo:background-color="transparent"/>
      <style:text-properties style:font-name="Arial" fo:font-family="Arial" style:font-family-generic="swiss" style:font-pitch="variable" fo:font-size="9pt" fo:font-weight="bold" officeooo:rsid="000ff556" style:font-size-asian="9pt" style:font-weight-asian="bold" style:font-size-complex="9pt" style:font-weight-complex="bold"/>
    </style:style>
    <style:style style:name="Table_20_Contents" style:display-name="Table Contents" style:family="paragraph" style:parent-style-name="Standard" style:class="extra">
      <loext:graphic-properties draw:fill="none" draw:fill-color="#99ccff"/>
      <style:paragraph-properties fo:margin-left="0.0799in" fo:margin-right="0in" fo:margin-top="0.0402in" fo:margin-bottom="0in" loext:contextual-spacing="false" fo:text-indent="0in" style:auto-text-indent="false" fo:background-color="transparent"/>
      <style:text-properties fo:font-size="10.5pt" officeooo:rsid="00475b93" style:font-size-asian="10.5pt" style:font-size-complex="10.5pt"/>
    </style:style>
    <style:style style:name="_5f_codeNoIndent" style:display-name="_codeNoIndent" style:family="paragraph" style:parent-style-name="_5f_code" style:list-style-name="">
      <loext:graphic-properties draw:fill="none" draw:fill-color="#99ccff"/>
      <style:paragraph-properties fo:margin-left="0.0799in" fo:margin-right="0in" fo:margin-top="0.0598in" fo:margin-bottom="0in" loext:contextual-spacing="false" fo:text-indent="0in" style:auto-text-indent="false" fo:background-color="transparent">
        <style:tab-stops>
          <style:tab-stop style:position="0.15in"/>
        </style:tab-stops>
      </style:paragraph-properties>
      <style:text-properties officeooo:rsid="0046c9d3"/>
    </style:style>
    <style:style style:name="_5f_commandLine" style:display-name="_commandLine" style:family="paragraph" style:parent-style-name="_5f_heading3">
      <style:paragraph-properties fo:margin-left="0.3799in" fo:margin-right="0in" fo:margin-top="0.0598in" fo:margin-bottom="0.0598in" loext:contextual-spacing="false" fo:text-indent="0in" style:auto-text-indent="false">
        <style:tab-stops/>
      </style:paragraph-properties>
      <style:text-properties style:font-name="Liberation Mono" fo:font-family="'Liberation Mono'" style:font-family-generic="modern" style:font-pitch="variable" fo:font-size="9pt" fo:font-weight="bold" officeooo:rsid="00651ef1" style:font-size-asian="9pt" style:font-weight-asian="bold" style:font-size-complex="9pt" style:font-weight-complex="bold"/>
    </style:style>
    <style:style style:name="_5f_exampleHeader_5f_singleLine" style:display-name="_exampleHeader_singleLine" style:family="paragraph" style:parent-style-name="_5f_bodyIndent1">
      <style:paragraph-properties fo:margin-top="0.1201in" fo:margin-bottom="0in" loext:contextual-spacing="false"/>
      <style:text-properties style:font-name="Arial" fo:font-family="Arial" style:font-family-generic="swiss" style:font-pitch="variable" fo:font-size="10.5pt" fo:font-weight="bold" officeooo:rsid="00651ef1" style:font-size-asian="10.5pt" style:font-weight-asian="bold" style:font-size-complex="10.5pt" style:font-weight-complex="bold"/>
    </style:style>
    <style:style style:name="_5f_exampleHeader_5f_multiline" style:display-name="_exampleHeader_multiline" style:family="paragraph" style:parent-style-name="_5f_exampleHeader_5f_singleLine">
      <style:paragraph-properties fo:margin-top="0.1201in" fo:margin-bottom="0.0799in" loext:contextual-spacing="false"/>
      <style:text-properties style:font-name="Arial" fo:font-family="Arial" style:font-family-generic="swiss" style:font-pitch="variable" fo:font-size="10pt" fo:font-weight="normal" style:font-size-asian="10pt" style:font-weight-asian="normal" style:font-size-complex="10pt" style:font-weight-complex="normal"/>
    </style:style>
    <style:style style:name="List_20_1" style:display-name="List 1"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Numbering_20_Symbols" style:display-name="Numbering Symbols" style:family="text"/>
    <style:style style:name="outputInBody" style:family="text">
      <style:text-properties fo:font-style="italic" style:font-style-asian="italic" style:font-style-complex="italic"/>
    </style:style>
    <style:style style:name="codeInSentence" style:family="text">
      <style:text-properties style:font-name="Andale Mono1" fo:font-family="'Andale Mono'" style:font-pitch="fixed" fo:font-size="9pt" officeooo:rsid="006b4114" style:font-size-asian="9pt" style:font-size-complex="9pt"/>
    </style:style>
    <style:style style:name="newWord" style:family="text">
      <style:text-properties fo:font-style="italic" style:font-style-asian="italic" style:font-style-complex="italic"/>
    </style:style>
    <style:style style:name="command_20_line_20_in_20_sentence" style:display-name="command line in sentence" style:family="text">
      <style:text-properties style:font-name="Liberation Mono" fo:font-family="'Liberation Mono'" style:font-family-generic="modern" style:font-pitch="variable" fo:font-size="9pt" fo:font-weight="bold" officeooo:rsid="00687b0c" style:font-size-asian="9pt" style:font-weight-asian="bold" style:font-size-complex="9pt" style:font-weight-complex="bold"/>
    </style:style>
    <style:style style:name="_5f_bodyIndentBoldInSentence" style:display-name="_bodyIndentBoldInSentence" style:family="text">
      <style:text-properties fo:font-weight="bold" officeooo:rsid="00c73273" style:font-weight-asian="bold" style:font-weight-complex="bold"/>
    </style:style>
    <text:outline-style style:name="Outline">
      <text:outline-level-style text:level="1" style:num-format="I">
        <style:list-level-properties text:list-level-position-and-space-mode="label-alignment">
          <style:list-level-label-alignment text:label-followed-by="listtab" text:list-tab-stop-position="0.2in" fo:text-indent="-0.2in" fo:margin-left="0.5in"/>
        </style:list-level-properties>
      </text:outline-level-style>
      <text:outline-level-style text:level="2" style:num-suffix="." style:num-format="A">
        <style:list-level-properties text:list-level-position-and-space-mode="label-alignment">
          <style:list-level-label-alignment text:label-followed-by="space" fo:text-indent="-0.4in" fo:margin-left="0.7in"/>
        </style:list-level-properties>
      </text:outline-level-style>
      <text:outline-level-style text:level="3" style:num-suffix="." style:num-format="1">
        <style:list-level-properties text:list-level-position-and-space-mode="label-alignment">
          <style:list-level-label-alignment text:label-followed-by="space" fo:text-indent="-0.4in" fo:margin-left="1.05in"/>
        </style:list-level-properties>
      </text:outline-level-style>
      <text:outline-level-style text:level="4" style:num-suffix="." style:num-format="a">
        <style:list-level-properties text:list-level-position-and-space-mode="label-alignment">
          <style:list-level-label-alignment text:label-followed-by="listtab" text:list-tab-stop-position="0.6in" fo:text-indent="-0.2in" fo:margin-left="1.05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2in" fo:margin-left="0.25in"/>
        </style:list-level-properties>
        <style:text-properties style:font-name="OpenSymbol"/>
      </text:list-level-style-bullet>
    </text:list-style>
    <text:list-style style:name="bulletListCustom_5f_indent1" style:display-name="bulletListCustom_indent1">
      <text:list-level-style-bullet text:level="1"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in" fo:margin-left="0.4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651ef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2in" style:shadow="none" fo:background-color="transparent" style:dynamic-spacing="false" draw:fill="none" draw:fill-color="#99ccff"/>
      </style:header-style>
      <style:footer-style/>
    </style:page-layout>
  </office:automatic-styles>
  <office:master-styles>
    <style:master-page style:name="Standard" style:page-layout-name="Mpm1">
      <style:header>
        <text:p text:style-name="header"><text:span text:style-name="MT1">Nodejs Udemy</text:span> not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ainey</meta:initial-creator>
    <meta:creation-date>2010-07-27T15:49:55</meta:creation-date>
    <dc:date>2017-04-05T04:13:05.265723000</dc:date>
    <meta:editing-duration>P11DT1H47M16S</meta:editing-duration>
    <meta:editing-cycles>167</meta:editing-cycles>
    <meta:generator>LibreOffice/5.0.3.2$MacOSX_X86_64 LibreOffice_project/e5f16313668ac592c1bfb310f4390624e3dbfb75</meta:generator>
    <meta:printed-by>William Rainey</meta:printed-by>
    <meta:print-date>2010-08-23T17:08:30</meta:print-date>
    <meta:document-statistic meta:table-count="0" meta:image-count="0" meta:object-count="0" meta:page-count="33" meta:paragraph-count="1020" meta:word-count="6038" meta:character-count="40135" meta:non-whitespace-character-count="34026"/>
  </office:meta>
</office:document-meta>
</file>